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 Mono" svg:font-family="'Roboto Mono'" style:font-adornments="Regular"/>
    <style:font-face style:name="Roboto mono" svg:font-family="'Roboto mono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53c3a" officeooo:paragraph-rsid="00053c3a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Arial2" fo:language="pt" fo:country="BR" fo:font-weight="bold" officeooo:rsid="0006752d" officeooo:paragraph-rsid="0006752d" style:font-weight-asian="bold" style:font-weight-complex="bold"/>
    </style:style>
    <style:style style:name="P4" style:family="paragraph" style:parent-style-name="Text_20_body">
      <style:text-properties style:font-name="Roboto mono" fo:font-weight="bold" officeooo:rsid="0006752d" officeooo:paragraph-rsid="0006752d" style:font-weight-asian="bold" style:font-weight-complex="bold"/>
    </style:style>
    <style:style style:name="P5" style:family="paragraph" style:parent-style-name="Text_20_body">
      <style:text-properties style:font-name="Roboto mono" fo:font-weight="bold" officeooo:rsid="0006752d" officeooo:paragraph-rsid="0006752d" fo:background-color="#ffff00" style:font-weight-asian="bold" style:font-weight-complex="bold"/>
    </style:style>
    <style:style style:name="P6" style:family="paragraph" style:parent-style-name="Text_20_body">
      <style:text-properties officeooo:rsid="0008006e" officeooo:paragraph-rsid="0008006e"/>
    </style:style>
    <style:style style:name="P7" style:family="paragraph" style:parent-style-name="Text_20_body">
      <style:text-properties officeooo:rsid="0009be3a" officeooo:paragraph-rsid="0009be3a"/>
    </style:style>
    <style:style style:name="P8" style:family="paragraph" style:parent-style-name="Text_20_body">
      <style:text-properties officeooo:paragraph-rsid="0009be3a"/>
    </style:style>
    <style:style style:name="P9" style:family="paragraph" style:parent-style-name="Text_20_body">
      <style:text-properties officeooo:rsid="000b8a1a" officeooo:paragraph-rsid="000b8a1a"/>
    </style:style>
    <style:style style:name="P10" style:family="paragraph" style:parent-style-name="Text_20_body">
      <style:text-properties fo:font-style="italic" officeooo:rsid="000b8a1a" officeooo:paragraph-rsid="000b8a1a" style:font-style-asian="italic" style:font-style-complex="italic"/>
    </style:style>
    <style:style style:name="P11" style:family="paragraph" style:parent-style-name="Text_20_body">
      <style:text-properties fo:font-style="italic" fo:font-weight="bold" officeooo:rsid="0046ddfc" officeooo:paragraph-rsid="0046ddfc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officeooo:rsid="000d3e65" officeooo:paragraph-rsid="000d3e65"/>
    </style:style>
    <style:style style:name="P13" style:family="paragraph" style:parent-style-name="Text_20_body">
      <style:text-properties fo:color="#ffffff" loext:opacity="100%" officeooo:rsid="000fa6b3" officeooo:paragraph-rsid="000fa6b3" fo:background-color="#00a933"/>
    </style:style>
    <style:style style:name="P14" style:family="paragraph" style:parent-style-name="Text_20_body">
      <style:text-properties officeooo:paragraph-rsid="000fa6b3"/>
    </style:style>
    <style:style style:name="P15" style:family="paragraph" style:parent-style-name="Text_20_body">
      <style:text-properties officeooo:rsid="0011781a" officeooo:paragraph-rsid="0011781a"/>
    </style:style>
    <style:style style:name="P16" style:family="paragraph" style:parent-style-name="Text_20_body">
      <style:text-properties officeooo:rsid="0012905d" officeooo:paragraph-rsid="0012905d"/>
    </style:style>
    <style:style style:name="P17" style:family="paragraph" style:parent-style-name="Text_20_body">
      <style:text-properties officeooo:rsid="001340d2" officeooo:paragraph-rsid="001340d2"/>
    </style:style>
    <style:style style:name="P18" style:family="paragraph" style:parent-style-name="Text_20_body">
      <style:text-properties officeooo:rsid="0014fc51" officeooo:paragraph-rsid="0014fc51"/>
    </style:style>
    <style:style style:name="P19" style:family="paragraph" style:parent-style-name="Text_20_body">
      <style:text-properties fo:font-weight="bold" officeooo:rsid="0014fc51" officeooo:paragraph-rsid="0014fc51" style:font-weight-asian="bold" style:font-weight-complex="bold"/>
    </style:style>
    <style:style style:name="P20" style:family="paragraph" style:parent-style-name="Text_20_body">
      <style:text-properties fo:font-weight="bold" officeooo:paragraph-rsid="003b0b7b" style:font-weight-asian="bold" style:font-weight-complex="bold"/>
    </style:style>
    <style:style style:name="P21" style:family="paragraph" style:parent-style-name="Text_20_body">
      <style:text-properties officeooo:rsid="00150289" officeooo:paragraph-rsid="00150289"/>
    </style:style>
    <style:style style:name="P22" style:family="paragraph" style:parent-style-name="Text_20_body">
      <style:text-properties style:text-position="0% 100%" officeooo:rsid="0012905d" officeooo:paragraph-rsid="0012905d"/>
    </style:style>
    <style:style style:name="P23" style:family="paragraph" style:parent-style-name="Text_20_body">
      <style:text-properties officeooo:rsid="0015ebe6" officeooo:paragraph-rsid="0015ebe6"/>
    </style:style>
    <style:style style:name="P24" style:family="paragraph" style:parent-style-name="Text_20_body">
      <style:text-properties officeooo:paragraph-rsid="00170e4b"/>
    </style:style>
    <style:style style:name="P25" style:family="paragraph" style:parent-style-name="Text_20_body">
      <style:text-properties officeooo:rsid="00177b08" officeooo:paragraph-rsid="00177b08"/>
    </style:style>
    <style:style style:name="P26" style:family="paragraph" style:parent-style-name="Text_20_body">
      <style:text-properties officeooo:rsid="0018f447" officeooo:paragraph-rsid="0018f447"/>
    </style:style>
    <style:style style:name="P27" style:family="paragraph" style:parent-style-name="Text_20_body">
      <style:text-properties officeooo:rsid="001930e7" officeooo:paragraph-rsid="001930e7"/>
    </style:style>
    <style:style style:name="P28" style:family="paragraph" style:parent-style-name="Text_20_body">
      <style:text-properties officeooo:rsid="001968fe" officeooo:paragraph-rsid="001968fe"/>
    </style:style>
    <style:style style:name="P29" style:family="paragraph" style:parent-style-name="Text_20_body">
      <style:text-properties officeooo:paragraph-rsid="001e2b6b"/>
    </style:style>
    <style:style style:name="P30" style:family="paragraph" style:parent-style-name="Text_20_body">
      <style:text-properties officeooo:rsid="001ecf62" officeooo:paragraph-rsid="001ecf62"/>
    </style:style>
    <style:style style:name="P31" style:family="paragraph" style:parent-style-name="Text_20_body">
      <style:text-properties officeooo:rsid="00201463" officeooo:paragraph-rsid="00201463"/>
    </style:style>
    <style:style style:name="P32" style:family="paragraph" style:parent-style-name="Text_20_body">
      <style:text-properties officeooo:rsid="002239fb" officeooo:paragraph-rsid="002239fb"/>
    </style:style>
    <style:style style:name="P33" style:family="paragraph" style:parent-style-name="Text_20_body">
      <style:text-properties officeooo:rsid="002a7880" officeooo:paragraph-rsid="002a7880"/>
    </style:style>
    <style:style style:name="P34" style:family="paragraph" style:parent-style-name="Text_20_body">
      <style:paragraph-properties fo:text-align="start" style:justify-single-word="false"/>
      <style:text-properties fo:font-size="12pt" fo:font-weight="bold" officeooo:rsid="0027bf5b" officeooo:paragraph-rsid="00289944" style:font-size-asian="10.5pt" style:font-weight-asian="bold" style:font-size-complex="12pt" style:font-weight-complex="bold"/>
    </style:style>
    <style:style style:name="P35" style:family="paragraph" style:parent-style-name="Text_20_body">
      <style:text-properties officeooo:rsid="0027bf5b" officeooo:paragraph-rsid="002eb526"/>
    </style:style>
    <style:style style:name="P36" style:family="paragraph" style:parent-style-name="Text_20_body">
      <style:text-properties officeooo:paragraph-rsid="002cecf9"/>
    </style:style>
    <style:style style:name="P37" style:family="paragraph" style:parent-style-name="Text_20_body">
      <style:text-properties officeooo:rsid="0030516b" officeooo:paragraph-rsid="0030516b"/>
    </style:style>
    <style:style style:name="P38" style:family="paragraph" style:parent-style-name="Text_20_body">
      <style:text-properties officeooo:paragraph-rsid="0026b8a1"/>
    </style:style>
    <style:style style:name="P39" style:family="paragraph" style:parent-style-name="Text_20_body">
      <style:paragraph-properties fo:text-align="justify" style:justify-single-word="false"/>
      <style:text-properties officeooo:rsid="00399c04" officeooo:paragraph-rsid="00399c04"/>
    </style:style>
    <style:style style:name="P40" style:family="paragraph" style:parent-style-name="Text_20_body">
      <style:text-properties officeooo:paragraph-rsid="003adbf5"/>
    </style:style>
    <style:style style:name="P41" style:family="paragraph" style:parent-style-name="Text_20_body">
      <style:text-properties officeooo:paragraph-rsid="003b0b7b"/>
    </style:style>
    <style:style style:name="P42" style:family="paragraph" style:parent-style-name="Text_20_body">
      <style:paragraph-properties fo:text-align="justify" style:justify-single-word="false"/>
      <style:text-properties officeooo:paragraph-rsid="003b0b7b"/>
    </style:style>
    <style:style style:name="P43" style:family="paragraph" style:parent-style-name="Text_20_body">
      <style:paragraph-properties fo:text-align="justify" style:justify-single-word="false"/>
      <style:text-properties officeooo:paragraph-rsid="003adbf5"/>
    </style:style>
    <style:style style:name="P44" style:family="paragraph" style:parent-style-name="Text_20_body">
      <style:paragraph-properties fo:text-align="justify" style:justify-single-word="false"/>
      <style:text-properties officeooo:paragraph-rsid="00447b2b"/>
    </style:style>
    <style:style style:name="P45" style:family="paragraph" style:parent-style-name="Text_20_body">
      <style:paragraph-properties fo:text-align="justify" style:justify-single-word="false"/>
      <style:text-properties fo:font-style="normal" fo:font-weight="bold" officeooo:rsid="003c5ddc" officeooo:paragraph-rsid="003c5ddc" style:font-style-asian="normal" style:font-weight-asian="bold" style:font-style-complex="normal" style:font-weight-complex="bold"/>
    </style:style>
    <style:style style:name="P46" style:family="paragraph" style:parent-style-name="Text_20_body">
      <style:text-properties officeooo:rsid="004036d2" officeooo:paragraph-rsid="004036d2"/>
    </style:style>
    <style:style style:name="P47" style:family="paragraph" style:parent-style-name="Text_20_body">
      <style:paragraph-properties fo:text-align="justify" style:justify-single-word="false"/>
      <style:text-properties officeooo:rsid="004036d2" officeooo:paragraph-rsid="004036d2"/>
    </style:style>
    <style:style style:name="P48" style:family="paragraph" style:parent-style-name="Text_20_body">
      <style:text-properties officeooo:rsid="0042c53b" officeooo:paragraph-rsid="0042c53b"/>
    </style:style>
    <style:style style:name="P49" style:family="paragraph" style:parent-style-name="Text_20_body">
      <style:text-properties officeooo:rsid="0042fc25" officeooo:paragraph-rsid="0042fc25"/>
    </style:style>
    <style:style style:name="P50" style:family="paragraph" style:parent-style-name="Text_20_body">
      <style:text-properties officeooo:paragraph-rsid="0042fc25"/>
    </style:style>
    <style:style style:name="P51" style:family="paragraph" style:parent-style-name="Text_20_body">
      <style:text-properties officeooo:rsid="004bfb93" officeooo:paragraph-rsid="004bfb93"/>
    </style:style>
    <style:style style:name="P52" style:family="paragraph" style:parent-style-name="Text_20_body">
      <style:text-properties officeooo:rsid="004d2c5c" officeooo:paragraph-rsid="004d2c5c"/>
    </style:style>
    <style:style style:name="P53" style:family="paragraph" style:parent-style-name="Text_20_body">
      <style:text-properties officeooo:rsid="00521165" officeooo:paragraph-rsid="00521165"/>
    </style:style>
    <style:style style:name="P5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EXAGERO">
      <style:paragraph-properties fo:break-before="page"/>
      <style:text-properties officeooo:rsid="0055fc8f" officeooo:paragraph-rsid="0055fc8f"/>
    </style:style>
    <style:style style:name="P57" style:family="paragraph" style:parent-style-name="Heading_20_1">
      <style:text-properties officeooo:rsid="0009be3a" officeooo:paragraph-rsid="0009be3a"/>
    </style:style>
    <style:style style:name="P58" style:family="paragraph" style:parent-style-name="Heading_20_1">
      <style:text-properties officeooo:rsid="0014fc51" officeooo:paragraph-rsid="0014fc51"/>
    </style:style>
    <style:style style:name="P59" style:family="paragraph" style:parent-style-name="Heading_20_1">
      <style:text-properties officeooo:rsid="0015ebe6" officeooo:paragraph-rsid="0015ebe6"/>
    </style:style>
    <style:style style:name="P60" style:family="paragraph" style:parent-style-name="Heading_20_1">
      <style:text-properties officeooo:rsid="00170e4b" officeooo:paragraph-rsid="00170e4b"/>
    </style:style>
    <style:style style:name="P61" style:family="paragraph" style:parent-style-name="Heading_20_1">
      <style:paragraph-properties fo:break-before="page"/>
      <style:text-properties officeooo:rsid="00053c3a" officeooo:paragraph-rsid="00053c3a"/>
    </style:style>
    <style:style style:name="P62" style:family="paragraph" style:parent-style-name="Heading_20_1">
      <style:paragraph-properties fo:break-before="page"/>
      <style:text-properties officeooo:rsid="000fa6b3" officeooo:paragraph-rsid="000fa6b3"/>
    </style:style>
    <style:style style:name="P63" style:family="paragraph" style:parent-style-name="Heading_20_1">
      <style:paragraph-properties fo:break-before="page"/>
      <style:text-properties officeooo:rsid="001e2b6b" officeooo:paragraph-rsid="001e2b6b"/>
    </style:style>
    <style:style style:name="P64" style:family="paragraph" style:parent-style-name="Heading_20_1">
      <style:paragraph-properties fo:break-before="page"/>
      <style:text-properties officeooo:rsid="002645e0" officeooo:paragraph-rsid="002645e0"/>
    </style:style>
    <style:style style:name="P65" style:family="paragraph" style:parent-style-name="Heading_20_1">
      <style:paragraph-properties fo:break-before="page"/>
      <style:text-properties officeooo:rsid="00298888" officeooo:paragraph-rsid="00298888"/>
    </style:style>
    <style:style style:name="P66" style:family="paragraph" style:parent-style-name="Heading_20_1">
      <style:paragraph-properties fo:break-before="page"/>
      <style:text-properties officeooo:rsid="002a7880" officeooo:paragraph-rsid="002a7880"/>
    </style:style>
    <style:style style:name="P67" style:family="paragraph" style:parent-style-name="Heading_20_1">
      <style:paragraph-properties fo:break-before="page"/>
      <style:text-properties officeooo:rsid="002eb526" officeooo:paragraph-rsid="002eb526"/>
    </style:style>
    <style:style style:name="P68" style:family="paragraph" style:parent-style-name="Heading_20_1">
      <style:paragraph-properties fo:break-before="page"/>
      <style:text-properties officeooo:rsid="00570142" officeooo:paragraph-rsid="00570142"/>
    </style:style>
    <style:style style:name="P69" style:family="paragraph" style:parent-style-name="Heading_20_2">
      <style:text-properties officeooo:rsid="001ecf62" officeooo:paragraph-rsid="001ecf62"/>
    </style:style>
    <style:style style:name="P70" style:family="paragraph" style:parent-style-name="Heading_20_2">
      <style:text-properties officeooo:rsid="003adbf5" officeooo:paragraph-rsid="003adbf5"/>
    </style:style>
    <style:style style:name="P71" style:family="paragraph" style:parent-style-name="Heading_20_2">
      <style:text-properties officeooo:rsid="004036d2" officeooo:paragraph-rsid="004036d2"/>
    </style:style>
    <style:style style:name="P72" style:family="paragraph" style:parent-style-name="Heading_20_2">
      <style:text-properties officeooo:rsid="0042c53b" officeooo:paragraph-rsid="0042c53b"/>
    </style:style>
    <style:style style:name="P73" style:family="paragraph" style:parent-style-name="Heading_20_2">
      <style:text-properties officeooo:rsid="0042fc25" officeooo:paragraph-rsid="0042fc25"/>
    </style:style>
    <style:style style:name="P74" style:family="paragraph" style:parent-style-name="Heading_20_2">
      <style:text-properties officeooo:rsid="00447b2b" officeooo:paragraph-rsid="00447b2b"/>
    </style:style>
    <style:style style:name="P75" style:family="paragraph" style:parent-style-name="Heading_20_2">
      <style:text-properties officeooo:rsid="004bfb93" officeooo:paragraph-rsid="004bfb93"/>
    </style:style>
    <style:style style:name="P76" style:family="paragraph" style:parent-style-name="Heading_20_2">
      <style:text-properties officeooo:paragraph-rsid="004bfb93"/>
    </style:style>
    <style:style style:name="P77" style:family="paragraph" style:parent-style-name="Heading_20_2">
      <style:text-properties officeooo:rsid="00521165" officeooo:paragraph-rsid="00521165"/>
    </style:style>
    <style:style style:name="P78" style:family="paragraph" style:parent-style-name="Heading_20_2">
      <style:text-properties officeooo:rsid="00589d29" officeooo:paragraph-rsid="00589d29"/>
    </style:style>
    <style:style style:name="P79" style:family="paragraph" style:parent-style-name="Heading_20_2">
      <style:text-properties officeooo:rsid="00598ec7" officeooo:paragraph-rsid="00598ec7"/>
    </style:style>
    <style:style style:name="P80" style:family="paragraph" style:parent-style-name="Heading_20_2">
      <style:text-properties officeooo:rsid="005edcf1" officeooo:paragraph-rsid="005edcf1"/>
    </style:style>
    <style:style style:name="P81" style:family="paragraph" style:parent-style-name="Heading_20_2">
      <style:text-properties officeooo:rsid="00601c1a" officeooo:paragraph-rsid="00601c1a"/>
    </style:style>
    <style:style style:name="P82" style:family="paragraph" style:parent-style-name="Heading_20_2">
      <style:text-properties officeooo:rsid="0062520f" officeooo:paragraph-rsid="0062520f"/>
    </style:style>
    <style:style style:name="P83" style:family="paragraph" style:parent-style-name="Text_20_body" style:list-style-name="">
      <style:text-properties officeooo:rsid="00053c3a" officeooo:paragraph-rsid="00053c3a"/>
    </style:style>
    <style:style style:name="P84" style:family="paragraph" style:parent-style-name="Text_20_body" style:list-style-name="L1">
      <style:text-properties officeooo:rsid="0008006e" officeooo:paragraph-rsid="0008006e"/>
    </style:style>
    <style:style style:name="P85" style:family="paragraph" style:parent-style-name="Text_20_body" style:list-style-name="L2">
      <style:text-properties officeooo:paragraph-rsid="0014fc51"/>
    </style:style>
    <style:style style:name="P86" style:family="paragraph" style:parent-style-name="Text_20_body" style:list-style-name="L2">
      <style:text-properties officeooo:rsid="00150289" officeooo:paragraph-rsid="00150289"/>
    </style:style>
    <style:style style:name="P87" style:family="paragraph" style:parent-style-name="Text_20_body" style:list-style-name="L3">
      <style:text-properties officeooo:rsid="00177b08" officeooo:paragraph-rsid="00177b08"/>
    </style:style>
    <style:style style:name="P88" style:family="paragraph" style:parent-style-name="Text_20_body" style:list-style-name="L4">
      <style:text-properties officeooo:rsid="001ecf62" officeooo:paragraph-rsid="001ecf62"/>
    </style:style>
    <style:style style:name="P89" style:family="paragraph" style:parent-style-name="Text_20_body" style:list-style-name="L6">
      <style:text-properties officeooo:rsid="001ecf62" officeooo:paragraph-rsid="001ecf62"/>
    </style:style>
    <style:style style:name="P90" style:family="paragraph" style:parent-style-name="Text_20_body" style:list-style-name="L5">
      <style:text-properties officeooo:rsid="001f4521" officeooo:paragraph-rsid="001f4521"/>
    </style:style>
    <style:style style:name="P91" style:family="paragraph" style:parent-style-name="Text_20_body" style:list-style-name="L6">
      <style:text-properties officeooo:rsid="001f4521" officeooo:paragraph-rsid="001f4521"/>
    </style:style>
    <style:style style:name="P92" style:family="paragraph" style:parent-style-name="Text_20_body" style:list-style-name="L7">
      <style:text-properties officeooo:rsid="001f4521" officeooo:paragraph-rsid="001f4521"/>
    </style:style>
    <style:style style:name="P93" style:family="paragraph" style:parent-style-name="Text_20_body" style:list-style-name="L8">
      <style:text-properties officeooo:rsid="001f4521" officeooo:paragraph-rsid="001f4521"/>
    </style:style>
    <style:style style:name="P94" style:family="paragraph" style:parent-style-name="Text_20_body" style:list-style-name="L9">
      <style:text-properties officeooo:rsid="001f4521" officeooo:paragraph-rsid="001f4521"/>
    </style:style>
    <style:style style:name="P95" style:family="paragraph" style:parent-style-name="Text_20_body" style:list-style-name="L10">
      <style:text-properties officeooo:rsid="002645e0" officeooo:paragraph-rsid="002645e0"/>
    </style:style>
    <style:style style:name="P96" style:family="paragraph" style:parent-style-name="Text_20_body" style:list-style-name="L11">
      <style:text-properties officeooo:rsid="002645e0" officeooo:paragraph-rsid="002645e0"/>
    </style:style>
    <style:style style:name="P97" style:family="paragraph" style:parent-style-name="Text_20_body" style:list-style-name="L12">
      <style:text-properties officeooo:rsid="002645e0" officeooo:paragraph-rsid="002645e0"/>
    </style:style>
    <style:style style:name="P98" style:family="paragraph" style:parent-style-name="Text_20_body" style:list-style-name="L13">
      <style:text-properties officeooo:rsid="002645e0" officeooo:paragraph-rsid="002645e0"/>
    </style:style>
    <style:style style:name="P99" style:family="paragraph" style:parent-style-name="Text_20_body" style:list-style-name="L14">
      <style:text-properties officeooo:rsid="002645e0" officeooo:paragraph-rsid="002645e0"/>
    </style:style>
    <style:style style:name="P100" style:family="paragraph" style:parent-style-name="Text_20_body" style:list-style-name="L13">
      <style:text-properties fo:font-weight="bold" officeooo:rsid="002645e0" officeooo:paragraph-rsid="002645e0" style:font-weight-asian="bold" style:font-weight-complex="bold"/>
    </style:style>
    <style:style style:name="P101" style:family="paragraph" style:parent-style-name="Text_20_body" style:list-style-name="L14">
      <style:text-properties officeooo:paragraph-rsid="002645e0"/>
    </style:style>
    <style:style style:name="P102" style:family="paragraph" style:parent-style-name="Text_20_body" style:list-style-name="L15">
      <style:text-properties officeooo:rsid="0026b8a1" officeooo:paragraph-rsid="0026b8a1"/>
    </style:style>
    <style:style style:name="P103" style:family="paragraph" style:parent-style-name="Text_20_body" style:list-style-name="L16">
      <style:text-properties officeooo:rsid="00298888" officeooo:paragraph-rsid="00298888"/>
    </style:style>
    <style:style style:name="P104" style:family="paragraph" style:parent-style-name="Text_20_body" style:list-style-name="L17">
      <style:text-properties officeooo:rsid="00298888" officeooo:paragraph-rsid="00298888"/>
    </style:style>
    <style:style style:name="P105" style:family="paragraph" style:parent-style-name="Text_20_body" style:list-style-name="L18">
      <style:text-properties officeooo:rsid="00298888" officeooo:paragraph-rsid="00298888"/>
    </style:style>
    <style:style style:name="P106" style:family="paragraph" style:parent-style-name="Text_20_body" style:list-style-name="L19">
      <style:text-properties officeooo:rsid="00298888" officeooo:paragraph-rsid="00298888"/>
    </style:style>
    <style:style style:name="P107" style:family="paragraph" style:parent-style-name="Text_20_body" style:list-style-name="L20">
      <style:text-properties officeooo:rsid="00298888" officeooo:paragraph-rsid="00298888"/>
    </style:style>
    <style:style style:name="P108" style:family="paragraph" style:parent-style-name="Text_20_body" style:list-style-name="L21">
      <style:text-properties officeooo:rsid="00298888" officeooo:paragraph-rsid="00298888"/>
    </style:style>
    <style:style style:name="P109" style:family="paragraph" style:parent-style-name="Text_20_body" style:list-style-name="L22">
      <style:text-properties officeooo:rsid="002a7880" officeooo:paragraph-rsid="002a7880"/>
    </style:style>
    <style:style style:name="P110" style:family="paragraph" style:parent-style-name="Text_20_body" style:list-style-name="L23">
      <style:text-properties officeooo:rsid="002a7880" officeooo:paragraph-rsid="002a7880"/>
    </style:style>
    <style:style style:name="P111" style:family="paragraph" style:parent-style-name="Text_20_body" style:list-style-name="L24">
      <style:text-properties officeooo:rsid="002a7880" officeooo:paragraph-rsid="002a7880"/>
    </style:style>
    <style:style style:name="P112" style:family="paragraph" style:parent-style-name="Text_20_body" style:list-style-name="L25">
      <style:text-properties officeooo:rsid="002a7880" officeooo:paragraph-rsid="002a7880"/>
    </style:style>
    <style:style style:name="P113" style:family="paragraph" style:parent-style-name="Text_20_body" style:list-style-name="L26">
      <style:text-properties officeooo:rsid="002a7880" officeooo:paragraph-rsid="002a7880"/>
    </style:style>
    <style:style style:name="P114" style:family="paragraph" style:parent-style-name="Text_20_body" style:list-style-name="L27">
      <style:text-properties officeooo:rsid="002a7880" officeooo:paragraph-rsid="002a7880"/>
    </style:style>
    <style:style style:name="P115" style:family="paragraph" style:parent-style-name="Text_20_body" style:list-style-name="L28">
      <style:text-properties officeooo:rsid="002a7880" officeooo:paragraph-rsid="002a7880"/>
    </style:style>
    <style:style style:name="P116" style:family="paragraph" style:parent-style-name="Text_20_body" style:list-style-name="L29">
      <style:text-properties officeooo:rsid="002a7880" officeooo:paragraph-rsid="002a7880"/>
    </style:style>
    <style:style style:name="P117" style:family="paragraph" style:parent-style-name="Text_20_body" style:list-style-name="L30">
      <style:text-properties officeooo:rsid="002a7880" officeooo:paragraph-rsid="002a7880"/>
    </style:style>
    <style:style style:name="P118" style:family="paragraph" style:parent-style-name="Text_20_body" style:list-style-name="L31">
      <style:text-properties officeooo:rsid="002a7880" officeooo:paragraph-rsid="002a7880"/>
    </style:style>
    <style:style style:name="P119" style:family="paragraph" style:parent-style-name="Text_20_body" style:list-style-name="L32">
      <style:text-properties officeooo:rsid="002a7880" officeooo:paragraph-rsid="002a7880"/>
    </style:style>
    <style:style style:name="P120" style:family="paragraph" style:parent-style-name="Text_20_body">
      <style:text-properties officeooo:rsid="002cecf9" officeooo:paragraph-rsid="002cecf9"/>
    </style:style>
    <style:style style:name="P121" style:family="paragraph" style:parent-style-name="Text_20_body">
      <style:text-properties fo:font-weight="normal" officeooo:rsid="003adbf5" officeooo:paragraph-rsid="00399c04" style:font-weight-asian="normal" style:font-weight-complex="normal"/>
    </style:style>
    <style:style style:name="P122" style:family="paragraph" style:parent-style-name="Text_20_body" style:list-style-name="L33">
      <style:text-properties fo:font-weight="normal" officeooo:rsid="003adbf5" officeooo:paragraph-rsid="003adbf5" style:font-weight-asian="normal" style:font-weight-complex="normal"/>
    </style:style>
    <style:style style:name="P123" style:family="paragraph" style:parent-style-name="Text_20_body">
      <style:text-properties fo:font-weight="normal" officeooo:rsid="003adbf5" officeooo:paragraph-rsid="003adbf5" style:font-weight-asian="normal" style:font-weight-complex="normal"/>
    </style:style>
    <style:style style:name="P124" style:family="paragraph" style:parent-style-name="Text_20_body">
      <style:text-properties fo:font-weight="normal" officeooo:rsid="00503f94" officeooo:paragraph-rsid="00503f94" style:font-weight-asian="normal" style:font-weight-complex="normal"/>
    </style:style>
    <style:style style:name="P125" style:family="paragraph" style:parent-style-name="Text_20_body">
      <style:text-properties fo:font-style="italic" fo:font-weight="normal" officeooo:rsid="003b0b7b" officeooo:paragraph-rsid="003b0b7b" style:font-style-asian="italic" style:font-weight-asian="normal" style:font-style-complex="italic" style:font-weight-complex="normal"/>
    </style:style>
    <style:style style:name="P126" style:family="paragraph" style:parent-style-name="Text_20_body">
      <style:paragraph-properties fo:text-align="justify" style:justify-single-word="false"/>
      <style:text-properties fo:font-style="italic" fo:font-weight="normal" officeooo:rsid="003c5ddc" officeooo:paragraph-rsid="003c5ddc" style:font-style-asian="italic" style:font-weight-asian="normal" style:font-style-complex="italic" style:font-weight-complex="normal"/>
    </style:style>
    <style:style style:name="P127" style:family="paragraph" style:parent-style-name="Text_20_body" style:list-style-name="L34">
      <style:paragraph-properties fo:text-align="justify" style:justify-single-word="false"/>
      <style:text-properties fo:font-style="normal" fo:font-weight="normal" officeooo:rsid="003cadbb" officeooo:paragraph-rsid="003cadbb" style:font-style-asian="normal" style:font-weight-asian="normal" style:font-style-complex="normal" style:font-weight-complex="normal"/>
    </style:style>
    <style:style style:name="P128" style:family="paragraph" style:parent-style-name="Text_20_body" style:list-style-name="L34">
      <style:paragraph-properties fo:text-align="justify" style:justify-single-word="false"/>
      <style:text-properties fo:font-style="normal" fo:font-weight="normal" officeooo:rsid="003e6ce2" officeooo:paragraph-rsid="003e6ce2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text-align="justify" style:justify-single-word="false"/>
      <style:text-properties fo:font-style="normal" fo:font-weight="normal" officeooo:rsid="003e6ce2" officeooo:paragraph-rsid="003e6ce2" style:font-style-asian="normal" style:font-weight-asian="normal" style:font-style-complex="normal" style:font-weight-complex="normal"/>
    </style:style>
    <style:style style:name="P130" style:family="paragraph" style:parent-style-name="Text_20_body" style:list-style-name="L35">
      <style:text-properties officeooo:rsid="0042fc25" officeooo:paragraph-rsid="0042fc25"/>
    </style:style>
    <style:style style:name="P131" style:family="paragraph" style:parent-style-name="Text_20_body" style:list-style-name="L36">
      <style:paragraph-properties fo:text-align="justify" style:justify-single-word="false"/>
      <style:text-properties officeooo:rsid="00447b2b" officeooo:paragraph-rsid="00447b2b"/>
    </style:style>
    <style:style style:name="P132" style:family="paragraph" style:parent-style-name="Text_20_body" style:list-style-name="L36">
      <style:paragraph-properties fo:text-align="justify" style:justify-single-word="false"/>
      <style:text-properties officeooo:rsid="00462237" officeooo:paragraph-rsid="00462237"/>
    </style:style>
    <style:style style:name="P133" style:family="paragraph" style:parent-style-name="Text_20_body" style:list-style-name="L37">
      <style:text-properties officeooo:rsid="00521165" officeooo:paragraph-rsid="00521165"/>
    </style:style>
    <style:style style:name="P134" style:family="paragraph" style:parent-style-name="Text_20_body">
      <style:text-properties officeooo:rsid="00570142" officeooo:paragraph-rsid="00570142"/>
    </style:style>
    <style:style style:name="P135" style:family="paragraph" style:parent-style-name="Text_20_body" style:list-style-name="L38">
      <style:text-properties officeooo:rsid="00589d29" officeooo:paragraph-rsid="00589d29"/>
    </style:style>
    <style:style style:name="P136" style:family="paragraph" style:parent-style-name="Text_20_body">
      <style:text-properties officeooo:rsid="00598ec7" officeooo:paragraph-rsid="00598ec7"/>
    </style:style>
    <style:style style:name="P137" style:family="paragraph" style:parent-style-name="Text_20_body">
      <style:text-properties officeooo:rsid="00598ec7" officeooo:paragraph-rsid="005d9236"/>
    </style:style>
    <style:style style:name="P138" style:family="paragraph" style:parent-style-name="Text_20_body">
      <style:text-properties officeooo:rsid="005edcf1" officeooo:paragraph-rsid="005edcf1"/>
    </style:style>
    <style:style style:name="P139" style:family="paragraph" style:parent-style-name="Text_20_body" style:list-style-name="L39">
      <style:text-properties officeooo:rsid="005edcf1" officeooo:paragraph-rsid="005edcf1"/>
    </style:style>
    <style:style style:name="P140" style:family="paragraph" style:parent-style-name="Text_20_body">
      <style:text-properties officeooo:rsid="00601c1a" officeooo:paragraph-rsid="00601c1a"/>
    </style:style>
    <style:style style:name="P141" style:family="paragraph" style:parent-style-name="Text_20_body" style:list-style-name="L40">
      <style:text-properties officeooo:rsid="00601c1a" officeooo:paragraph-rsid="00601c1a"/>
    </style:style>
    <style:style style:name="P142" style:family="paragraph" style:parent-style-name="Text_20_body">
      <style:text-properties officeooo:rsid="0062520f" officeooo:paragraph-rsid="0062520f"/>
    </style:style>
    <style:style style:name="P143" style:family="paragraph" style:parent-style-name="Text_20_body" style:list-style-name="L41">
      <style:text-properties officeooo:rsid="006518a2" officeooo:paragraph-rsid="006518a2"/>
    </style:style>
    <style:style style:name="P144" style:family="paragraph" style:parent-style-name="Text_20_body">
      <style:text-properties officeooo:rsid="00694e2e" officeooo:paragraph-rsid="006518a2"/>
    </style:style>
    <style:style style:name="P145" style:family="paragraph" style:parent-style-name="Text_20_body">
      <style:paragraph-properties fo:margin-left="2.501cm" fo:margin-right="0cm" fo:text-align="justify" style:justify-single-word="false" fo:text-indent="0cm" style:auto-text-indent="false"/>
      <style:text-properties officeooo:rsid="00570142" officeooo:paragraph-rsid="00570142"/>
    </style:style>
    <style:style style:name="P14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normal" officeooo:rsid="00589d29" officeooo:paragraph-rsid="00589d29" style:font-weight-asian="normal" style:font-weight-complex="normal"/>
    </style:style>
    <style:style style:name="P14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normal" officeooo:rsid="00598ec7" officeooo:paragraph-rsid="00598ec7" style:font-weight-asian="normal" style:font-weight-complex="normal"/>
    </style:style>
    <style:style style:name="P14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italic" fo:font-weight="normal" officeooo:rsid="00589d29" officeooo:paragraph-rsid="00589d29" style:font-style-asian="italic" style:font-weight-asian="normal" style:font-style-complex="italic" style:font-weight-complex="normal"/>
    </style:style>
    <style:style style:name="P14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98ec7" officeooo:paragraph-rsid="005d9236"/>
    </style:style>
    <style:style style:name="P1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9ecf7" officeooo:paragraph-rsid="0059ecf7"/>
    </style:style>
    <style:style style:name="P15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9ecf7" officeooo:paragraph-rsid="005d9236"/>
    </style:style>
    <style:style style:name="T1" style:family="text">
      <style:text-properties officeooo:rsid="0009be3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be3a" style:font-style-asian="italic" style:font-style-complex="italic"/>
    </style:style>
    <style:style style:name="T4" style:family="text">
      <style:text-properties fo:font-style="italic" officeooo:rsid="001116f7" style:font-style-asian="italic" style:font-style-complex="italic"/>
    </style:style>
    <style:style style:name="T5" style:family="text">
      <style:text-properties fo:font-style="italic" officeooo:rsid="003b0b7b" style:font-style-asian="italic" style:font-style-complex="italic"/>
    </style:style>
    <style:style style:name="T6" style:family="text">
      <style:text-properties fo:font-style="italic" officeooo:rsid="00421cb9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3b0b7b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b0b7b" style:font-style-asian="italic" style:font-weight-asian="normal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50b3" style:font-weight-asian="bold" style:font-weight-complex="bold"/>
    </style:style>
    <style:style style:name="T13" style:family="text">
      <style:text-properties fo:font-weight="bold" officeooo:rsid="002645e0" style:font-weight-asian="bold" style:font-weight-complex="bold"/>
    </style:style>
    <style:style style:name="T14" style:family="text">
      <style:text-properties fo:font-weight="bold" officeooo:rsid="003adbf5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officeooo:rsid="001116f7"/>
    </style:style>
    <style:style style:name="T17" style:family="text">
      <style:text-properties fo:background-color="#66bb6a" loext:char-shading-value="0"/>
    </style:style>
    <style:style style:name="T18" style:family="text">
      <style:text-properties officeooo:rsid="0012905d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01340d2"/>
    </style:style>
    <style:style style:name="T22" style:family="text">
      <style:text-properties officeooo:rsid="0014fc51"/>
    </style:style>
    <style:style style:name="T23" style:family="text">
      <style:text-properties officeooo:rsid="00150289"/>
    </style:style>
    <style:style style:name="T24" style:family="text">
      <style:text-properties officeooo:rsid="001930e7"/>
    </style:style>
    <style:style style:name="T25" style:family="text">
      <style:text-properties officeooo:rsid="001968fe"/>
    </style:style>
    <style:style style:name="T26" style:family="text">
      <style:text-properties officeooo:rsid="001f4521"/>
    </style:style>
    <style:style style:name="T27" style:family="text">
      <style:text-properties officeooo:rsid="002645e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344ab0"/>
    </style:style>
    <style:style style:name="T30" style:family="text">
      <style:text-properties officeooo:rsid="00361e16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adbf5" style:font-weight-asian="normal" style:font-weight-complex="normal"/>
    </style:style>
    <style:style style:name="T33" style:family="text">
      <style:text-properties fo:font-weight="normal" officeooo:rsid="003b0b7b" style:font-weight-asian="normal" style:font-weight-complex="normal"/>
    </style:style>
    <style:style style:name="T34" style:family="text">
      <style:text-properties fo:font-weight="normal" officeooo:rsid="00601c1a" style:font-weight-asian="normal" style:font-weight-complex="normal"/>
    </style:style>
    <style:style style:name="T35" style:family="text">
      <style:text-properties officeooo:rsid="003adbf5"/>
    </style:style>
    <style:style style:name="T36" style:family="text">
      <style:text-properties style:font-name="Arial2" fo:language="pt" fo:country="BR" officeooo:rsid="003adbf5"/>
    </style:style>
    <style:style style:name="T37" style:family="text">
      <style:text-properties style:font-name="Arial2" fo:language="pt" fo:country="BR" fo:font-style="normal" fo:font-weight="normal" officeooo:rsid="0048bc26" style:font-style-asian="normal" style:font-weight-asian="normal" style:font-style-complex="normal" style:font-weight-complex="normal"/>
    </style:style>
    <style:style style:name="T38" style:family="text">
      <style:text-properties officeooo:rsid="003b0b7b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421cb9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89d29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589d29" style:font-style-asian="normal" style:font-weight-asian="bold" style:font-style-complex="normal" style:font-weight-complex="bold"/>
    </style:style>
    <style:style style:name="T45" style:family="text">
      <style:text-properties officeooo:rsid="00447b2b"/>
    </style:style>
    <style:style style:name="T46" style:family="text">
      <style:text-properties officeooo:rsid="00521165"/>
    </style:style>
    <style:style style:name="T47" style:family="text">
      <style:text-properties officeooo:rsid="005404dd"/>
    </style:style>
    <style:style style:name="T48" style:family="text">
      <style:text-properties officeooo:rsid="00589d29"/>
    </style:style>
    <style:style style:name="T49" style:family="text">
      <style:text-properties officeooo:rsid="006280b3"/>
    </style:style>
    <style:style style:name="T50" style:family="text">
      <style:text-properties officeooo:rsid="006299bd"/>
    </style:style>
    <style:style style:name="T51" style:family="text">
      <style:text-properties officeooo:rsid="006518a2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256_2459445852"/>JEDIEL DA ROSA RIBEIRO<text:bookmark-end text:name="__RefHeading___Toc256_2459445852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PANORAMA DO NOVO TESTAMENT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bookmark-start text:name="__RefHeading___Toc258_2459445852"/>BLUMENAU/SC<text:bookmark-end text:name="__RefHeading___Toc258_2459445852"/></text:p>
      <text:p text:style-name="P2"><text:bookmark-start text:name="__RefHeading___Toc260_2459445852"/>MAIO DE 2021<text:bookmark-end text:name="__RefHeading___Toc260_2459445852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55">Sumário</text:p>
          </text:index-title>
          <text:p text:style-name="P54"><text:a xlink:type="simple" xlink:href="#__RefHeading___Toc262_2459445852" text:style-name="Index_20_Link" text:visited-style-name="Index_20_Link">Aula – 05/05/2021<text:tab/>3</text:a></text:p>
          <text:p text:style-name="P54"><text:a xlink:type="simple" xlink:href="#__RefHeading___Toc266_2459445852" text:style-name="Index_20_Link" text:visited-style-name="Index_20_Link">Novo testamento – Nova aliança ou pacto<text:tab/>3</text:a></text:p>
          <text:p text:style-name="P54"><text:a xlink:type="simple" xlink:href="#__RefHeading___Toc193_3754738652" text:style-name="Index_20_Link" text:visited-style-name="Index_20_Link">Aula – 12/05/2021<text:tab/>4</text:a></text:p>
        </text:index-body>
      </text:table-of-content>
      <text:h text:style-name="P83" text:outline-level="1"/>
      <text:list xml:id="list1221953087" text:style-name="Outline">
        <text:list-item>
          <text:h text:style-name="P61" text:outline-level="1"><text:bookmark-start text:name="__RefHeading___Toc262_2459445852"/>Aula – 05/05/2021<text:bookmark-end text:name="__RefHeading___Toc262_2459445852"/></text:h>
        </text:list-item>
      </text:list>
      <text:p text:style-name="P1"/>
      <text:p text:style-name="P13">LOOK HERE</text:p>
      <text:p text:style-name="P5">Let’s make a tool to RESEARCH the Bible.</text:p>
      <text:p text:style-name="P1"/>
      <text:p text:style-name="P4">Importante: orar pelo pastor sandro aguiar pra ele sortiá os livro pra nóis ;w;</text:p>
      <text:p text:style-name="P1"/>
      <text:p text:style-name="P1"/>
      <text:list xml:id="list1747103390" text:style-name="L1">
        <text:list-item>
          <text:p text:style-name="P84">Avaliação Objetiva (prova)</text:p>
        </text:list-item>
        <text:list-item>
          <text:p text:style-name="P84">Atividade de Pesquisa</text:p>
        </text:list-item>
      </text:list>
      <text:p text:style-name="P6"/>
      <text:p text:style-name="P1"/>
      <text:list xml:id="list120138352374287" text:continue-list="list1221953087" text:style-name="Outline">
        <text:list-item>
          <text:h text:style-name="P57" text:outline-level="1"><text:bookmark-start text:name="__RefHeading___Toc266_2459445852"/>Novo testamento – Nova aliança ou pacto<text:bookmark-end text:name="__RefHeading___Toc266_2459445852"/></text:h>
        </text:list-item>
      </text:list>
      <text:p text:style-name="P8"><text:tab/><text:span text:style-name="T3">Diathéke</text:span><text:span text:style-name="T1">, Transmite a ideia de uma última vontade, e um testamento que só passa a ter efeito na eventualidade da morte do testador.</text:span></text:p>
      <text:p text:style-name="P8"/>
      <text:p text:style-name="P7">Hebreus 9:15-17 Mostra que <text:span text:style-name="T11">o novo pacto entrou em vigor</text:span> em face da morte de Cristo</text:p>
      <text:p text:style-name="P1"/>
      <text:p text:style-name="P7">27 Livros do novo testamento – Grego</text:p>
      <text:p text:style-name="P9">Qual livro foi escrito primeiro?<text:span text:style-name="T15"> Kinda a big deal</text:span>?</text:p>
      <text:p text:style-name="P9"/>
      <text:p text:style-name="P9"/>
      <text:p text:style-name="P10">A autenticidade deveria ser baseada em livros escritos pelos Apóstolos por sua autoridade, assim como a autoridade de um profeta dizendo “Assim diz o Senhor”.</text:p>
      <text:p text:style-name="P7"/>
      <text:p text:style-name="P7"/>
      <text:p text:style-name="P12">Novo testamento foi Canonizado em 397 d.C no Concílio de Catargo.</text:p>
      <text:p text:style-name="P7"/>
      <text:p text:style-name="P7"/>
      <text:list xml:id="list120139625821229" text:continue-numbering="true" text:style-name="Outline">
        <text:list-item>
          <text:h text:style-name="P62" text:outline-level="1"><text:bookmark-start text:name="__RefHeading___Toc193_3754738652"/>Aula – 12/05/2021<text:bookmark-end text:name="__RefHeading___Toc193_3754738652"/></text:h>
        </text:list-item>
      </text:list>
      <text:p text:style-name="P14">“<text:span text:style-name="T4">O Novo Testamento é um documento coeso. (Unidade e Diversidade). Por mais que não haja o documento original (autógrafo), temos um montante de cópias antigas que juntas dão grande confiabilidade para o texto</text:span><text:span text:style-name="T16">”.</text:span></text:p>
      <text:p text:style-name="P14"/>
      <text:p text:style-name="P14"/>
      <text:p text:style-name="P15">Tiago está contradizendo Paulo? Tiago disse que a fé sem obra é morta. Huh.</text:p>
      <text:p text:style-name="P15"/>
      <text:p text:style-name="P15">O <text:span text:style-name="T17">Novo testamento</text:span> nos traz <text:span text:style-name="T18">informações</text:span>:</text:p>
      <text:p text:style-name="P15"><text:tab/>Histórica</text:p>
      <text:p text:style-name="P15"><text:tab/>Teológica</text:p>
      <text:p text:style-name="P15"><text:tab/>Evangelística</text:p>
      <text:p text:style-name="P15"/>
      <text:p text:style-name="P16">Situação política e data</text:p>
      <text:p text:style-name="P16"/>
      <text:p text:style-name="P16">Domínio Persa 355-331 a.C</text:p>
      <text:p text:style-name="P16">Domínio Grego 331-167 a.C → Impondo sua cultura, a língua (propósito de Deus)</text:p>
      <text:p text:style-name="P16">Independência (macabeus) 167-63<text:span text:style-name="T19"> <text:s/></text:span><text:span text:style-name="T20">a.C → </text:span><text:span text:style-name="T21">Revolta… </text:span></text:p>
      <text:p text:style-name="P22">Domínio Romano 63 a.C ao tempo de Cristo.</text:p>
      <text:p text:style-name="P15"/>
      <text:p text:style-name="P17">Antigo Testamento → <text:span text:style-name="T11">Preparação</text:span> para o advento de Cristo</text:p>
      <text:p text:style-name="P17">Evangelho → <text:span text:style-name="T11">Manifestação</text:span></text:p>
      <text:p text:style-name="P17">Atos → <text:span text:style-name="T11">Propagação</text:span> de Cristo</text:p>
      <text:p text:style-name="P17">Epístola → <text:span text:style-name="T11">Explanação</text:span> da doutrina de Cristo</text:p>
      <text:p text:style-name="P17">Apocalipse → <text:span text:style-name="T11">Consumação</text:span> de todas as coisas preditas, através de Cristo</text:p>
      <text:p text:style-name="P17"/>
      <text:p text:style-name="P18">Estrutura bonitinha do novo testamento… </text:p>
      <text:p text:style-name="P18"/>
      <text:p text:style-name="P19">Evangelhos, Histórico, Epístolas Paulinas, Epístolas Gerais, Profético.</text:p>
      <text:p text:style-name="P17"/>
      <text:list xml:id="list120137952334017" text:continue-numbering="true" text:style-name="Outline">
        <text:list-item>
          <text:h text:style-name="P58" text:outline-level="1">Evangelhos de fato</text:h>
        </text:list-item>
      </text:list>
      <text:p text:style-name="P18"/>
      <text:list xml:id="list4125812582" text:style-name="L2">
        <text:list-item>
          <text:p text:style-name="P85"><text:span text:style-name="T22">A palavra evangelho aparece mais de 75 vezes no NT; </text:span><text:span text:style-name="T23">(boas novas)</text:span></text:p>
        </text:list-item>
        <text:list-item>
          <text:p text:style-name="P86">É um gênero literário que possui biografia, narrativas, mas com um propósito teológico, ensinar sobre a pessoa e a obra de Cristo</text:p>
        </text:list-item>
        <text:list-item>
          <text:p text:style-name="P86">O Autor de um evangelho é chamado de evangelista, que significa proclamador de baos novas; nesse caso de forma escrita</text:p>
        </text:list-item>
      </text:list>
      <text:p text:style-name="P21"/>
      <text:list xml:id="list120138417037109" text:continue-list="list120137952334017" text:style-name="Outline">
        <text:list-item>
          <text:list>
            <text:list-item>
              <text:h text:style-name="Heading_20_2" text:outline-level="2">Por que 4 evangelhos?</text:h>
            </text:list-item>
          </text:list>
        </text:list-item>
      </text:list>
      <text:p text:style-name="P21">Cada evangelho tem como alvo um povo e uma cultura específica. Para que a mensagem chegue e seja entendida pelas pessoas é preciso adaptar exemplos e que visão da vida de cristo precisam ser enfatizadas para cada grupo para o qual os 4 Evangelístas escreveram.</text:p>
      <text:p text:style-name="P21"/>
      <text:list xml:id="list120138620278187" text:continue-numbering="true" text:style-name="Outline">
        <text:list-item>
          <text:h text:style-name="P59" text:outline-level="1"><text:soft-page-break/>Aula 19 de maio de 2021</text:h>
          <text:list>
            <text:list-item>
              <text:h text:style-name="Heading_20_2" text:outline-level="2">Introdução aos evangelhos</text:h>
            </text:list-item>
          </text:list>
        </text:list-item>
      </text:list>
      <text:p text:style-name="P23"/>
      <text:p text:style-name="P23">Palestina nos tempos de Jesus</text:p>
      <text:p text:style-name="P23"/>
      <text:list xml:id="list120139729907327" text:continue-numbering="true" text:style-name="Outline">
        <text:list-item>
          <text:h text:style-name="P60" text:outline-level="1">O Problema sinótico</text:h>
        </text:list-item>
      </text:list>
      <text:p text:style-name="P24"/>
      <text:list xml:id="list2513538396" text:style-name="L3">
        <text:list-item>
          <text:p text:style-name="P87">Denomina-se de evangelhos sinóticos os três primeiros evangelhos</text:p>
        </text:list-item>
        <text:list-item>
          <text:p text:style-name="P87">A palavra sinótico significa “visão conjunta”</text:p>
        </text:list-item>
        <text:list-item>
          <text:p text:style-name="P87">Sinóticos = Peculiaridade X Concordância</text:p>
        </text:list-item>
      </text:list>
      <text:p text:style-name="P25"/>
      <text:p text:style-name="P25">Marcos contém 661 Versículos</text:p>
      <text:p text:style-name="P25">Lucas contem 1149 Versículos</text:p>
      <text:p text:style-name="P25">Mateus contém 1068 Versículos (Tão perto da perfeição 🤦)</text:p>
      <text:p text:style-name="P26"/>
      <text:p text:style-name="P26">Evangelhos Peculiaridade Coincidências</text:p>
      <text:p text:style-name="P26">Marcos 7% 93%</text:p>
      <text:p text:style-name="P26">Mateus 42% 58%</text:p>
      <text:p text:style-name="P26">Lucas 59% 41%</text:p>
      <text:p text:style-name="P24"/>
      <text:p text:style-name="P26">Mt. 16:21-23</text:p>
      <text:p text:style-name="P26">Mc. 8:31-33</text:p>
      <text:p text:style-name="P26">Lc. 9:21-22</text:p>
      <text:p text:style-name="P26"/>
      <text:p text:style-name="P27">Tradição Oral → Mateus</text:p>
      <text:p text:style-name="P26">Tradição Oral → <text:span text:style-name="T24">Marcos</text:span></text:p>
      <text:p text:style-name="P27">Tradição Oral → Lucas</text:p>
      <text:p text:style-name="P27"/>
      <text:p text:style-name="P27">Hipótese de Griesbach</text:p>
      <text:p text:style-name="P27"><text:tab/>Mateus → Lucas → Marcos</text:p>
      <text:p text:style-name="P27"><text:tab/>Mateus → Marcos</text:p>
      <text:p text:style-name="P27"/>
      <text:p text:style-name="P27">Hipótese de Marcos-Mateus</text:p>
      <text:p text:style-name="P27"><text:tab/>Marcos → Mateus → Lucas</text:p>
      <text:p text:style-name="P27"><text:tab/>Marcos → Lucas</text:p>
      <text:p text:style-name="P27"/>
      <text:p text:style-name="P27">Hipótese Marcos – “Q”</text:p>
      <text:p text:style-name="P27"><text:tab/>Marcos → Lucas</text:p>
      <text:p text:style-name="P27"><text:tab/>Marcos → Mateus</text:p>
      <text:p text:style-name="P27"><text:tab/>Q → Mateus</text:p>
      <text:p text:style-name="P27"><text:tab/>Q → Lucas</text:p>
      <text:p text:style-name="P27"><text:tab/><text:span text:style-name="T25">Mateus → Lucas*</text:span></text:p>
      <text:p text:style-name="P27"/>
      <text:p text:style-name="P27"/>
      <text:p text:style-name="P27"/>
      <text:p text:style-name="P28"><text:soft-page-break/>Hipótese dos Quatro Documentos</text:p>
      <text:p text:style-name="P28"><text:tab/>Marcos → Mateus</text:p>
      <text:p text:style-name="P28"><text:tab/>Marcos → Lucas</text:p>
      <text:p text:style-name="P28"><text:tab/>M → Mateus</text:p>
      <text:p text:style-name="P28"><text:tab/>Q → Mateus</text:p>
      <text:p text:style-name="P28"><text:tab/>Q → Proto lucas</text:p>
      <text:p text:style-name="P28"><text:tab/>Proto lucas → Lucas</text:p>
      <text:p text:style-name="P28"><text:tab/>L → Proto lucas</text:p>
      <text:p text:style-name="P28"/>
      <text:list xml:id="list120139594033000" text:continue-list="list120139729907327" text:style-name="Outline">
        <text:list-item>
          <text:h text:style-name="P63" text:outline-level="1">Aula 26 de maio de 2021</text:h>
        </text:list-item>
      </text:list>
      <text:p text:style-name="P29"/>
      <text:list xml:id="list120139778295539" text:continue-numbering="true" text:style-name="Outline">
        <text:list-item>
          <text:list>
            <text:list-item>
              <text:h text:style-name="P69" text:outline-level="2">Fariseus</text:h>
            </text:list-item>
          </text:list>
        </text:list-item>
      </text:list>
      <text:list xml:id="list3843147511" text:style-name="L4">
        <text:list-item>
          <text:p text:style-name="P88">Época que existiram</text:p>
        </text:list-item>
      </text:list>
      <text:list xml:id="list3431315594" text:style-name="L5">
        <text:list-item>
          <text:p text:style-name="P90"><text:span text:style-name="T11">Surgiram</text:span> sob <text:span text:style-name="T11">Jônatas</text:span></text:p>
        </text:list-item>
        <text:list-item>
          <text:p text:style-name="P90">Seu <text:span text:style-name="T11">poder</text:span> <text:span text:style-name="T11">declinou</text:span> sob <text:span text:style-name="T11">João Hircano</text:span></text:p>
        </text:list-item>
        <text:list-item>
          <text:p text:style-name="P90">Começaram a <text:span text:style-name="T11">ressurgir</text:span> sob <text:span text:style-name="T11">Salomé </text:span><text:span text:style-name="T12">Alexandra</text:span></text:p>
        </text:list-item>
      </text:list>
      <text:list xml:id="list120138080936608" text:continue-list="list3843147511" text:style-name="L4">
        <text:list-item>
          <text:p text:style-name="P88">Nome</text:p>
        </text:list-item>
      </text:list>
      <text:list xml:id="list2246435999" text:style-name="L6">
        <text:list-item>
          <text:p text:style-name="P89">“<text:span text:style-name="T26">Os separados”, com três sentidos possíveis:</text:span></text:p>
          <text:list>
            <text:list-item>
              <text:p text:style-name="P91">Separavam-se <text:span text:style-name="T11">das pessoas</text:span></text:p>
            </text:list-item>
            <text:list-item>
              <text:p text:style-name="P91">Separavam-se <text:span text:style-name="T11">para estudar a lei</text:span></text:p>
            </text:list-item>
            <text:list-item>
              <text:p text:style-name="P91">Separavam-se <text:span text:style-name="T11">das práticas pagãs</text:span></text:p>
            </text:list-item>
          </text:list>
        </text:list-item>
      </text:list>
      <text:list xml:id="list120139470757986" text:continue-list="list120138080936608" text:style-name="L4">
        <text:list-item>
          <text:p text:style-name="P88">Origem</text:p>
        </text:list-item>
      </text:list>
      <text:list xml:id="list3528517154" text:style-name="L7">
        <text:list-item>
          <text:p text:style-name="P92"><text:span text:style-name="T11">Provavelmente</text:span> descendentes espirituais dos “<text:span text:style-name="T11">hasidins</text:span>” (que lutavam pela liberdade religiosa na época de Judas Macabeus)</text:p>
        </text:list-item>
      </text:list>
      <text:list xml:id="list120140060234971" text:continue-list="list120139470757986" text:style-name="L4">
        <text:list-item>
          <text:p text:style-name="P88">Segmentos da sociedade</text:p>
        </text:list-item>
      </text:list>
      <text:list xml:id="list3743369833" text:style-name="L8">
        <text:list-item>
          <text:p text:style-name="P93">Eram o partido ou seita com <text:span text:style-name="T11">mais adeptos</text:span></text:p>
        </text:list-item>
        <text:list-item>
          <text:p text:style-name="P93">Escribas e <text:span text:style-name="T11">estudiosos</text:span> da lei</text:p>
        </text:list-item>
        <text:list-item>
          <text:p text:style-name="P93">Membros da <text:span text:style-name="T11">classe média</text:span></text:p>
        </text:list-item>
      </text:list>
      <text:list xml:id="list120138656028334" text:continue-list="list120140060234971" text:style-name="L4">
        <text:list-item>
          <text:p text:style-name="P88">Convicções e atividades</text:p>
        </text:list-item>
      </text:list>
      <text:list xml:id="list3188831935" text:style-name="L9">
        <text:list-item>
          <text:p text:style-name="P94">Reconheciam a <text:span text:style-name="T11">autoridade de todo o A.T</text:span>.</text:p>
        </text:list-item>
        <text:list-item>
          <text:p text:style-name="P94">Estavam muito atentos à guarda do Sábado, o dízimo e rituais de purificação;</text:p>
        </text:list-item>
        <text:list-item>
          <text:p text:style-name="P94">Criam na vida após a morte, ressurreição, anjos e demônios</text:p>
        </text:list-item>
        <text:list-item>
          <text:p text:style-name="P94"><text:span text:style-name="T11">Ensinavam</text:span> que o caminho para Deus era a <text:span text:style-name="T11">obediência à lei</text:span></text:p>
        </text:list-item>
        <text:list-item>
          <text:p text:style-name="P94">Fundavam e <text:span text:style-name="T11">controlavam</text:span> as <text:span text:style-name="T11">sinagogas</text:span></text:p>
        </text:list-item>
        <text:list-item>
          <text:p text:style-name="P94">Tendiam a uma atitude <text:span text:style-name="T11">autossuficiente</text:span> e <text:span text:style-name="T11">arrogante</text:span></text:p>
        </text:list-item>
      </text:list>
      <text:p text:style-name="P30"/>
      <text:p text:style-name="P31">Helenismo… What was that all about?</text:p>
      <text:p text:style-name="P32"/>
      <text:list xml:id="list120139700221736" text:continue-list="list120139778295539" text:style-name="Outline">
        <text:list-item>
          <text:h text:style-name="P64" text:outline-level="1">Saduceus</text:h>
        </text:list-item>
      </text:list>
      <text:list xml:id="list622912428" text:style-name="L10">
        <text:list-item>
          <text:p text:style-name="P95">Época que existiram</text:p>
        </text:list-item>
      </text:list>
      <text:list xml:id="list3182639475" text:style-name="L11">
        <text:list-item>
          <text:p text:style-name="P96"><text:span text:style-name="T11">Provavelmente</text:span> a partir de 200 a.C</text:p>
        </text:list-item>
        <text:list-item>
          <text:p text:style-name="P96"><text:span text:style-name="T11">Desapareceram</text:span> em 70 d.C (com a destruição do templo)</text:p>
        </text:list-item>
      </text:list>
      <text:list xml:id="list120139777485821" text:continue-list="list622912428" text:style-name="L10">
        <text:list-item>
          <text:p text:style-name="P95">Nome</text:p>
        </text:list-item>
      </text:list>
      <text:list xml:id="list984362750" text:style-name="L12">
        <text:list-item>
          <text:p text:style-name="P97">Os “Justos”</text:p>
        </text:list-item>
        <text:list-item>
          <text:p text:style-name="P97">“Os Zadoque”</text:p>
        </text:list-item>
        <text:list-item>
          <text:p text:style-name="P97">“Juízes” ou “Fiscais”</text:p>
        </text:list-item>
      </text:list>
      <text:list xml:id="list120138803678004" text:continue-list="list120139777485821" text:style-name="L10">
        <text:list-item>
          <text:p text:style-name="P95">Origem</text:p>
        </text:list-item>
      </text:list>
      <text:list xml:id="list96615347" text:style-name="L13">
        <text:list-item>
          <text:p text:style-name="P100">Desconhecida</text:p>
        </text:list-item>
        <text:list-item>
          <text:p text:style-name="P98">Alegam-se <text:span text:style-name="T11">descendentes de Zadoque </text:span>o Sumo sacerdote na época de Davi Salomão</text:p>
        </text:list-item>
        <text:list-item>
          <text:p text:style-name="P98"><text:span text:style-name="T11">Possível</text:span> que tenham tido <text:span text:style-name="T11">ligação com Arão</text:span></text:p>
        </text:list-item>
        <text:list-item>
          <text:p text:style-name="P98">Tornaram-se partido dos sumo sacerdotes</text:p>
        </text:list-item>
      </text:list>
      <text:list xml:id="list120138203985522" text:continue-list="list120138803678004" text:style-name="L10">
        <text:list-item>
          <text:p text:style-name="P95">Segmentos da sociedade</text:p>
        </text:list-item>
      </text:list>
      <text:list xml:id="list4172798270" text:style-name="L14">
        <text:list-item>
          <text:p text:style-name="P101"><text:span text:style-name="T13">Aristocracia</text:span><text:span text:style-name="T27">. eram os descendentes ricos da linhagem do sumo sacerdote (todavia nem todos os sacerdotes eram Saduceus)</text:span></text:p>
        </text:list-item>
        <text:list-item>
          <text:p text:style-name="P99">Possivelmente eram descendentes dos sacerdotes asmoneus</text:p>
        </text:list-item>
      </text:list>
      <text:list xml:id="list120137998501835" text:continue-list="list120138203985522" text:style-name="L10">
        <text:list-item>
          <text:p text:style-name="P95">Convicções e atividades</text:p>
        </text:list-item>
      </text:list>
      <text:list xml:id="list1611039292" text:style-name="L15">
        <text:list-item>
          <text:p text:style-name="P102"><text:span text:style-name="T11">Aceitavam</text:span> apenas <text:span text:style-name="T11">a</text:span> <text:span text:style-name="T11">autoridade</text:span> <text:span text:style-name="T11">da</text:span> <text:span text:style-name="T11">Torá</text:span></text:p>
        </text:list-item>
        <text:list-item>
          <text:p text:style-name="P102"><text:span text:style-name="T11">Não</text:span> <text:span text:style-name="T11">criam</text:span> na <text:span text:style-name="T11">vida após a morte </text:span>e nem na <text:span text:style-name="T11">ressurreição</text:span></text:p>
        </text:list-item>
        <text:list-item>
          <text:p text:style-name="P102"><text:span text:style-name="T11">Negavam</text:span> a existência de <text:span text:style-name="T11">anjos</text:span> e <text:span text:style-name="T11">demônios</text:span></text:p>
        </text:list-item>
        <text:list-item>
          <text:p text:style-name="P102">Eram <text:span text:style-name="T11">materialistas</text:span></text:p>
        </text:list-item>
        <text:list-item>
          <text:p text:style-name="P102">Exerciam <text:span text:style-name="T11">controle</text:span> <text:span text:style-name="T11">político</text:span> por meio do <text:span text:style-name="T11">Sinédrio</text:span></text:p>
        </text:list-item>
        <text:list-item>
          <text:p text:style-name="P102">Davam <text:span text:style-name="T11">apoio</text:span> <text:span text:style-name="T11">ao</text:span> poder <text:span text:style-name="T11">governante</text:span></text:p>
        </text:list-item>
        <text:list-item>
          <text:p text:style-name="P102">Simpatizavam com o <text:span text:style-name="T11">helenismo</text:span></text:p>
        </text:list-item>
      </text:list>
      <text:p text:style-name="P38"/>
      <text:list xml:id="list120139727053623" text:continue-list="list120139700221736" text:style-name="Outline">
        <text:list-item>
          <text:h text:style-name="P65" text:outline-level="1">Zelotes</text:h>
        </text:list-item>
      </text:list>
      <text:list xml:id="list3674694444" text:style-name="L16">
        <text:list-item>
          <text:p text:style-name="P103">Época que existiram</text:p>
        </text:list-item>
      </text:list>
      <text:list xml:id="list2929738542" text:style-name="L17">
        <text:list-item>
          <text:p text:style-name="P104">Três possibilidades para seu surgimento</text:p>
        </text:list-item>
        <text:list-item>
          <text:p text:style-name="P104">Durante o reinado de Herodes, o Grande</text:p>
        </text:list-item>
        <text:list-item>
          <text:p text:style-name="P104">Durante a revolta contra Toma em 6 d.C</text:p>
        </text:list-item>
        <text:list-item>
          <text:p text:style-name="P104">No movimento dos <text:span text:style-name="T11">hassidins</text:span> ou dos Macabeus (por volta de 168 a.C)</text:p>
        </text:list-item>
        <text:list-item>
          <text:p text:style-name="P104">Sua destruição ocorreu entre 70-73 d.C com a conquista de Jerusalém pelos romanos.</text:p>
        </text:list-item>
      </text:list>
      <text:list xml:id="list120138734750099" text:continue-list="list3674694444" text:style-name="L16">
        <text:list-item>
          <text:p text:style-name="P103">Nome</text:p>
        </text:list-item>
      </text:list>
      <text:list xml:id="list2623207019" text:style-name="L18">
        <text:list-item>
          <text:p text:style-name="P105">Faz referência ao seu zelo religioso. Josefo usou o termo para referir-se aos envolvidos na revolta judaica contra toma em 6 d.C., liderada por Judas, o Galileu</text:p>
        </text:list-item>
      </text:list>
      <text:list xml:id="list120138598294954" text:continue-list="list120138734750099" text:style-name="L16">
        <text:list-item>
          <text:p text:style-name="P103">Origem</text:p>
        </text:list-item>
      </text:list>
      <text:list xml:id="list4274346892" text:style-name="L19">
        <text:list-item>
          <text:p text:style-name="P106">(Segundo Josefo) Os zelotes surgiram com Judas (o Galileu), filho de Ezequias, que liderou uma revolta no ano de 6 d.C por causa de um censo feito com o propósito de cobrar impostos</text:p>
        </text:list-item>
      </text:list>
      <text:list xml:id="list120139510334206" text:continue-list="list120138598294954" text:style-name="L16">
        <text:list-item>
          <text:p text:style-name="P103">Segmentos da sociedade</text:p>
        </text:list-item>
      </text:list>
      <text:list xml:id="list2514559009" text:style-name="L20">
        <text:list-item>
          <text:p text:style-name="P107">Ala extremista dos Fariseus</text:p>
        </text:list-item>
      </text:list>
      <text:list xml:id="list120138499501667" text:continue-list="list120139510334206" text:style-name="L16">
        <text:list-item>
          <text:p text:style-name="P103">Convicções e atividades</text:p>
        </text:list-item>
      </text:list>
      <text:list xml:id="list1849580725" text:style-name="L21">
        <text:list-item>
          <text:p text:style-name="P108">Semelhantes aos fariseus, com uma exceção: Criam firmemente que somente Deus tinha o deito de governar os Judeus</text:p>
        </text:list-item>
        <text:list-item>
          <text:p text:style-name="P108">Criam que a obediência total precisava ser evidente antes de Deus inaugurar a era messiânica</text:p>
        </text:list-item>
        <text:list-item>
          <text:p text:style-name="P108">Fanáticos a fé judaica e a lei – até ao ponto do martírio</text:p>
        </text:list-item>
        <text:list-item>
          <text:p text:style-name="P108">Opunham-se extremamente aos romanos e recusavam pagar impostos</text:p>
        </text:list-item>
        <text:list-item>
          <text:p text:style-name="P108">Protestavam contra o uso da língua grega na Palestina</text:p>
        </text:list-item>
      </text:list>
      <text:p text:style-name="P34"/>
      <text:list xml:id="list120138183553799" text:continue-list="list120139727053623" text:style-name="Outline">
        <text:list-item>
          <text:h text:style-name="P66" text:outline-level="1">Herodianos</text:h>
        </text:list-item>
      </text:list>
      <text:p text:style-name="P33"/>
      <text:list xml:id="list2966642316" text:style-name="L22">
        <text:list-item>
          <text:p text:style-name="P109">Época que existiram</text:p>
        </text:list-item>
      </text:list>
      <text:list xml:id="list3791195302" text:style-name="L23">
        <text:list-item>
          <text:p text:style-name="P110">Existiram na época da dinastia herodiana (que começou com Herodes, o Grande em 37 a.C)</text:p>
        </text:list-item>
        <text:list-item>
          <text:p text:style-name="P110">Fim incerto</text:p>
        </text:list-item>
      </text:list>
      <text:list xml:id="list120138568777131" text:continue-list="list2966642316" text:style-name="L22">
        <text:list-item>
          <text:p text:style-name="P109">Nome</text:p>
        </text:list-item>
      </text:list>
      <text:list xml:id="list1661684370" text:style-name="L24">
        <text:list-item>
          <text:p text:style-name="P111">Baseado em seu apoio aos governantes herodianos (Heros, o Grande e seus descendentes)</text:p>
        </text:list-item>
      </text:list>
      <text:list xml:id="list120139912374456" text:continue-list="list120138568777131" text:style-name="L22">
        <text:list-item>
          <text:p text:style-name="P109">Origem Segmentos da sociedade</text:p>
        </text:list-item>
      </text:list>
      <text:list xml:id="list2808684650" text:style-name="L25">
        <text:list-item>
          <text:p text:style-name="P112">Judeus ricos e influentes na política que defendiam Herodes Antipas (e outros descendentes de Herodes, o Grande) como governantes da Palestina (Judéia e Samaria estavam sob governadores romanos na época deles) </text:p>
        </text:list-item>
      </text:list>
      <text:list xml:id="list120140106325445" text:continue-list="list120139912374456" text:style-name="L22">
        <text:list-item>
          <text:p text:style-name="P109">Convicções e atividades</text:p>
        </text:list-item>
      </text:list>
      <text:list xml:id="list3934509715" text:style-name="L26">
        <text:list-item>
          <text:p text:style-name="P113"><text:span text:style-name="T29">O</text:span>h no</text:p>
        </text:list-item>
      </text:list>
      <text:p text:style-name="P33"/>
      <text:p text:style-name="P35"><text:span text:style-name="T28">Note to self</text:span>: You Won’t fucking remember, just wirte things down</text:p>
      <text:list xml:id="list120139046628927" text:continue-list="list120138183553799" text:style-name="Outline">
        <text:list-item>
          <text:h text:style-name="P66" text:outline-level="1">Essênios</text:h>
        </text:list-item>
      </text:list>
      <text:list xml:id="list3379197699" text:style-name="L27">
        <text:list-item>
          <text:p text:style-name="P114">Época que existiram</text:p>
        </text:list-item>
      </text:list>
      <text:list xml:id="list136020483" text:style-name="L28">
        <text:list-item>
          <text:p text:style-name="P115">Provavelmente na época dos Macabeus</text:p>
        </text:list-item>
        <text:list-item>
          <text:p text:style-name="P115">Fim incerto com o Colapso de Jerusalém</text:p>
        </text:list-item>
      </text:list>
      <text:list xml:id="list120139946122481" text:continue-list="list3379197699" text:style-name="L27">
        <text:list-item>
          <text:p text:style-name="P114">Nome</text:p>
        </text:list-item>
      </text:list>
      <text:list xml:id="list4271373912" text:style-name="L29">
        <text:list-item>
          <text:p text:style-name="P116">Origem incerta</text:p>
        </text:list-item>
      </text:list>
      <text:list xml:id="list120139626760174" text:continue-list="list120139946122481" text:style-name="L27">
        <text:list-item>
          <text:p text:style-name="P114">Origem</text:p>
        </text:list-item>
      </text:list>
      <text:list xml:id="list338241319" text:style-name="L30">
        <text:list-item>
          <text:p text:style-name="P117">Possivelmente desenvolvidos como reação ao sacerdócio saduceu corrupto</text:p>
        </text:list-item>
        <text:list-item>
          <text:p text:style-name="P117">Pode ter identificação com os hassidins ou zelotes</text:p>
        </text:list-item>
      </text:list>
      <text:list xml:id="list120138858666840" text:continue-list="list120139626760174" text:style-name="L27">
        <text:list-item>
          <text:p text:style-name="P114">Segmentos da sociedade</text:p>
        </text:list-item>
      </text:list>
      <text:list xml:id="list3865873740" text:style-name="L31">
        <text:list-item>
          <text:p text:style-name="P118">Dispersos pelo povoado da Judeia (possivelmente incluindo a comunidade de Qumram)</text:p>
        </text:list-item>
      </text:list>
      <text:list xml:id="list120138704853889" text:continue-list="list120138858666840" text:style-name="L27">
        <text:list-item>
          <text:p text:style-name="P114">Convicções e atividades</text:p>
        </text:list-item>
      </text:list>
      <text:list xml:id="list72449101" text:style-name="L32">
        <text:list-item>
          <text:p text:style-name="P119">Eram monges</text:p>
        </text:list-item>
        <text:list-item>
          <text:p text:style-name="P119">Seguiam rigidamente a lei</text:p>
        </text:list-item>
        <text:list-item>
          <text:p text:style-name="P119">Criam na imortalidade da alma, sem a ressurreição do corpo</text:p>
        </text:list-item>
        <text:list-item>
          <text:p text:style-name="P119">Tinham orientação apocalíptica</text:p>
        </text:list-item>
        <text:list-item>
          <text:p text:style-name="P119">Dedicava-se a cópias e ao estudo do manuscrito da lei</text:p>
        </text:list-item>
        <text:list-item>
          <text:p text:style-name="P119">Eram altamente disciplinados</text:p>
        </text:list-item>
        <text:list-item>
          <text:p text:style-name="P119">Rejeitavam os prazeres mundanos</text:p>
        </text:list-item>
        <text:list-item>
          <text:p text:style-name="P119">Rejeitavam o matrimônio, mas não proibiam outros de casar</text:p>
        </text:list-item>
      </text:list>
      <text:p text:style-name="P33"/>
      <text:p text:style-name="P120">Resuminho: A cidade está contaminada, vamos embora gente.</text:p>
      <text:p text:style-name="P36"/>
      <text:list xml:id="list120139190334151" text:continue-list="list120139046628927" text:style-name="Outline">
        <text:list-item>
          <text:h text:style-name="P67" text:outline-level="1">Aula 2 de junho de 2021</text:h>
        </text:list-item>
      </text:list>
      <text:p text:style-name="P37">Evangelho <text:span text:style-name="T30">segundo</text:span> Marcos</text:p>
      <text:p text:style-name="P37"/>
      <text:list xml:id="list120138613916680" text:continue-numbering="true" text:style-name="Outline">
        <text:list-item>
          <text:list>
            <text:list-item>
              <text:h text:style-name="Heading_20_2" text:outline-level="2">Autoria</text:h>
            </text:list-item>
          </text:list>
        </text:list-item>
      </text:list>
      <text:p text:style-name="P39"><text:tab/>Somos inteiramente dependentes dos <text:span text:style-name="T11">testemunhos</text:span><text:span text:style-name="T31"> para nomear o autor do segundo evangelho. E a voz da antiguidade é </text:span><text:span text:style-name="T11">unânime</text:span><text:span text:style-name="T31"> em atribuí-la a </text:span><text:span text:style-name="T11">Marcos</text:span><text:span text:style-name="T31">.</text:span></text:p>
      <text:p text:style-name="P121"/>
      <text:list xml:id="list3173743984" text:style-name="L33">
        <text:list-item>
          <text:p text:style-name="P122">Marcos não se preocupava muito com a cronologia dos eventos.</text:p>
        </text:list-item>
      </text:list>
      <text:p text:style-name="P123"/>
      <text:list xml:id="list120139304306186" text:continue-list="list120138613916680" text:style-name="Outline">
        <text:list-item>
          <text:list>
            <text:list-item>
              <text:h text:style-name="P70" text:outline-level="2">Testemunhos dos pais das igrejas</text:h>
            </text:list-item>
          </text:list>
        </text:list-item>
      </text:list>
      <text:p text:style-name="P43"><text:tab/><text:span text:style-name="T35">Marcos, que foi o </text:span><text:span text:style-name="T14">intérprete</text:span><text:span text:style-name="T35"> de </text:span><text:span text:style-name="T36">Pedro</text:span><text:span text:style-name="T35">, escreveu acuradamente tudo o que ele relembrou, tanto sobre o que </text:span><text:span text:style-name="T14">Cristo disse</text:span><text:span text:style-name="T35"> como o que </text:span><text:span text:style-name="T14">Cristo fez</text:span><text:span text:style-name="T35">, porém não em ordem. Embora Marcos </text:span><text:span text:style-name="T14">não tenha ouvido nem acompanhado</text:span><text:span text:style-name="T35"> o Senhor, mais tarde </text:span><text:span text:style-name="T14">acompanhou Pedro</text:span><text:span text:style-name="T35">, de quem recebeu todas as informações, de tal maneira que </text:span><text:span text:style-name="T32">ele não cometeu </text:span><text:span text:style-name="T14">nenhum engano</text:span><text:span text:style-name="T35"> em seu relato, </text:span><text:span text:style-name="T14">não omitindo </text:span><text:span text:style-name="T32">nada do que ouviu</text:span><text:span text:style-name="T35"> </text:span><text:span text:style-name="T14">nem acrescentando</text:span><text:span text:style-name="T35"> qualquer falsa afirmação acerca do que recebeu.</text:span></text:p>
      <text:p text:style-name="P40"/>
      <text:p text:style-name="P42"><text:tab/>“<text:span text:style-name="T38">Depois da morte de Pedro e Paulo, também Marcos, discípulo e intérprete de Pedro, nos legou por escrito as coisas que foram pregadas por Pedro.”</text:span></text:p>
      <text:p text:style-name="P41"><text:span text:style-name="T38">– </text:span><text:span text:style-name="T8">Irineu de Lyon</text:span></text:p>
      <text:p text:style-name="P125"/>
      <text:p text:style-name="P125"><text:tab/>“O evangelho que Marcos publicou pode afirmar-se ser de Pedro de quem Marcos foi intérprete.”</text:p>
      <text:p text:style-name="P20"><text:span text:style-name="T5">– Tertuliano de Cartago</text:span><text:span text:style-name="T10"> – Contra Márcion IV.5</text:span></text:p>
      <text:p text:style-name="P125"/>
      <text:p text:style-name="P45"><text:span text:style-name="T33"><text:tab/></text:span><text:span text:style-name="T10">O</text:span><text:span text:style-name="T9">utros pais da igreja, incluindo Justino, o mártir, Clemente de Alexandria, Orígenes e Eusébio, confirmam Marcos como o autor deste evangelho.</text:span></text:p>
      <text:p text:style-name="P126"/>
      <text:list xml:id="list47553678" text:style-name="L34">
        <text:list-item>
          <text:p text:style-name="P127">Marcos recebeu de Pedro boa parte das informações.</text:p>
        </text:list-item>
        <text:list-item>
          <text:p text:style-name="P127">Segundo a tradição, Marcos, foi fundador da Igreja em Alexandria, no Egito, onde morreu como mártir.</text:p>
        </text:list-item>
        <text:list-item>
          <text:p text:style-name="P128">Powkwaq</text:p>
        </text:list-item>
      </text:list>
      <text:p text:style-name="P129"/>
      <text:list xml:id="list120139577744761" text:continue-list="list120139304306186" text:style-name="Outline">
        <text:list-item>
          <text:list>
            <text:list-item>
              <text:h text:style-name="P71" text:outline-level="2">Data</text:h>
            </text:list-item>
          </text:list>
        </text:list-item>
      </text:list>
      <text:p text:style-name="P47"><text:tab/>Não há <text:span text:style-name="T11">nenhuma evidência concreta</text:span> quanto ao tempo da sua composição</text:p>
      <text:p text:style-name="P47"><text:span text:style-name="T11">Provavelmente</text:span> fins da década de <text:span text:style-name="T11">50</text:span> ou começo da década de <text:span text:style-name="T11">60</text:span> ou <text:span text:style-name="T11">40</text:span>, <text:span text:style-name="T2">sei l</text:span><text:span text:style-name="T6">á</text:span><text:span text:style-name="T40">.</text:span></text:p>
      <text:p text:style-name="P46"/>
      <text:p text:style-name="P47"><text:tab/>Irineu disse que o evangelho foi escrito <text:span text:style-name="T11">após</text:span> a morte de Pedro. <text:span text:style-name="T2">Clemente de Alexandria</text:span> disse que foi escrito <text:span text:style-name="T11">antes</text:span>.</text:p>
      <text:p text:style-name="P47"/>
      <text:p text:style-name="P47"/>
      <text:list xml:id="list120139610402992" text:continue-numbering="true" text:style-name="Outline">
        <text:list-item>
          <text:list>
            <text:list-item>
              <text:h text:style-name="P72" text:outline-level="2"><text:soft-page-break/>Local e Destinatário</text:h>
            </text:list-item>
          </text:list>
        </text:list-item>
      </text:list>
      <text:p text:style-name="P48"><text:tab/>O consenso entre os estudiosos é que Marcos foi <text:span text:style-name="T11">escrito em Roma</text:span> para os cristãos que viviam em Roma.</text:p>
      <text:p text:style-name="P48"/>
      <text:p text:style-name="P48">“<text:span text:style-name="T2">Marcos escreveu seu evangelho para os Italianos</text:span>”</text:p>
      <text:p text:style-name="P48">– Gregório de Nazianzo (329 – 389 d.C.)</text:p>
      <text:p text:style-name="P48"/>
      <text:p text:style-name="P49"><text:tab/>Em meados do primeiro século, Roma possuía cerca de um milhão de habitantes, e destes, estima-se que apenas vinte e trinta mil eram Judeus.</text:p>
      <text:p text:style-name="P49"/>
      <text:list xml:id="list120138345693896" text:continue-numbering="true" text:style-name="Outline">
        <text:list-item>
          <text:list>
            <text:list-item>
              <text:h text:style-name="P73" text:outline-level="2">O Evangelho de marcos revela sinais de que foi escrito para uma igreja primordialmente gentílica:</text:h>
            </text:list-item>
          </text:list>
        </text:list-item>
      </text:list>
      <text:p text:style-name="P50"/>
      <text:list xml:id="list845822090" text:style-name="L35">
        <text:list-item>
          <text:p text:style-name="P130">Marcos explica costumes Judaicos</text:p>
        </text:list-item>
        <text:list-item>
          <text:p text:style-name="P130">Traduz palavras Aramaicas</text:p>
        </text:list-item>
        <text:list-item>
          <text:p text:style-name="P130">Usou palavras latinas não encontradas nos demais evangelhos (“executos” 6:27; “quadrante” 12:42 – RA)</text:p>
        </text:list-item>
      </text:list>
      <text:p text:style-name="P49"/>
      <text:list xml:id="list120139684430931" text:continue-list="list120138345693896" text:style-name="Outline">
        <text:list-item>
          <text:list>
            <text:list-item>
              <text:h text:style-name="P74" text:outline-level="2">Propósito</text:h>
            </text:list-item>
          </text:list>
        </text:list-item>
      </text:list>
      <text:p text:style-name="P44"><text:tab/><text:span text:style-name="T45">Diversas razões têm sido apresentadas:</text:span></text:p>
      <text:p text:style-name="P44"/>
      <text:list xml:id="list865434123" text:style-name="L36">
        <text:list-item>
          <text:p text:style-name="P131">Marcos escreveu para oferecer <text:span text:style-name="T11">instruções catequéticas</text:span><text:span text:style-name="T41"> a novos convertidos</text:span></text:p>
        </text:list-item>
        <text:list-item>
          <text:p text:style-name="P131"><text:span text:style-name="T41">Marcos escreve para </text:span><text:span text:style-name="T43">uso litúrgico</text:span><text:span text:style-name="T41"> nos cultos das igrejas</text:span></text:p>
        </text:list-item>
        <text:list-item>
          <text:p text:style-name="P131"><text:span text:style-name="T41">Marcos escreveu para </text:span><text:span text:style-name="T43">suprir a falta</text:span><text:span text:style-name="T41"> de um </text:span><text:span text:style-name="T43">autoproclamamento messiânica</text:span><text:span text:style-name="T41"> por parte de Jesus.</text:span></text:p>
        </text:list-item>
        <text:list-item>
          <text:p text:style-name="P132"><text:span text:style-name="T41">Marcos escreveu para </text:span><text:span text:style-name="T43">dar</text:span><text:span text:style-name="T41"> </text:span><text:span text:style-name="T43">ânimo aos cristãos</text:span><text:span text:style-name="T41"> para que perseverassem como discípulos fiéis, particularmente na crise da perseguição</text:span></text:p>
        </text:list-item>
        <text:list-item>
          <text:p text:style-name="P132"><text:span text:style-name="T41">Marcos escreveu </text:span><text:span text:style-name="T37">para</text:span><text:span text:style-name="T41"> </text:span><text:span text:style-name="T43">contrabalançar a vergonha</text:span><text:span text:style-name="T41"> resultante da forma em que Jesus morreu. Com isso, o evangelho tinha como objetivo converter não-cristãos a despeito da vergonha da cruz.</text:span></text:p>
        </text:list-item>
      </text:list>
      <text:p text:style-name="P11"/>
      <text:list xml:id="list120139816050187" text:continue-list="list120139684430931" text:style-name="Outline">
        <text:list-item>
          <text:list>
            <text:list-item>
              <text:h text:style-name="P75" text:outline-level="2">Evangelho de ação</text:h>
            </text:list-item>
          </text:list>
        </text:list-item>
      </text:list>
      <text:p text:style-name="P51">A palavra grega “<text:span text:style-name="T11">Euthys</text:span>” ou “<text:span text:style-name="T11">Eutheos</text:span>” (logo, em seguida, imediatamente, instantaneamente, etc.) ocorre com maios frequência neste Evangelho (42x). Essa palavra nos fala da <text:span text:style-name="T11">prontidão</text:span> do seu serviço e a <text:span text:style-name="T11">urgência</text:span><text:span text:style-name="T31"> da sua missão.</text:span></text:p>
      <text:list xml:id="list120138830123054" text:continue-numbering="true" text:style-name="Outline">
        <text:list-item>
          <text:list>
            <text:list-item>
              <text:h text:style-name="P76" text:outline-level="2"/>
            </text:list-item>
            <text:list-item>
              <text:h text:style-name="P75" text:outline-level="2">Menos parábolas, mais milagres</text:h>
            </text:list-item>
          </text:list>
        </text:list-item>
      </text:list>
      <text:p text:style-name="P52">As parábolas contêm o ensino, enquanto os milagres são parte os milagres são parte do ministério ativo. A prestação de serviço consiste mais em <text:span text:style-name="T11">ações</text:span><text:span text:style-name="T31"> do que em </text:span><text:span text:style-name="T11">lições</text:span><text:span text:style-name="T31">; mais em </text:span><text:span text:style-name="T11">fazer</text:span><text:span text:style-name="T31"> do que em </text:span><text:span text:style-name="T11">falar</text:span><text:span text:style-name="T31">.</text:span></text:p>
      <text:p text:style-name="P124"/>
      <text:p text:style-name="P124"><text:soft-page-break/></text:p>
      <text:list xml:id="list120138950927220" text:continue-numbering="true" text:style-name="Outline">
        <text:list-item>
          <text:list>
            <text:list-item>
              <text:h text:style-name="Heading_20_2" text:outline-level="2">Ênfase <text:span text:style-name="T46">teológica</text:span></text:h>
            </text:list-item>
          </text:list>
        </text:list-item>
      </text:list>
      <text:list xml:id="list2939717557" text:style-name="L37">
        <text:list-item>
          <text:p text:style-name="P133">A <text:span text:style-name="T11">natureza sobrenatural</text:span> de Jesus</text:p>
        </text:list-item>
        <text:list-item>
          <text:p text:style-name="P133">A <text:span text:style-name="T11">morte</text:span> e a <text:span text:style-name="T11">ressurreição</text:span> de Jesus</text:p>
        </text:list-item>
        <text:list-item>
          <text:p text:style-name="P133">O ministério de <text:span text:style-name="T11">Jesus como servo</text:span></text:p>
        </text:list-item>
        <text:list-item>
          <text:p text:style-name="P133"><text:span text:style-name="T31">O </text:span><text:span text:style-name="T11">Segredo</text:span> <text:span text:style-name="T11">messiânico</text:span></text:p>
        </text:list-item>
      </text:list>
      <text:p text:style-name="P53"/>
      <text:list xml:id="list120138364263305" text:continue-list="list120138950927220" text:style-name="Outline">
        <text:list-item>
          <text:list>
            <text:list-item>
              <text:h text:style-name="P77" text:outline-level="2">Tema: <text:span text:style-name="T47">Jesus o </text:span>Servo sofredor</text:h>
            </text:list-item>
          </text:list>
        </text:list-item>
      </text:list>
      <text:p text:style-name="P56">Alguém me mata</text:p>
      <text:list xml:id="list120138481661554" text:continue-numbering="true" text:style-name="Outline">
        <text:list-item>
          <text:h text:style-name="P68" text:outline-level="1">Evangelho segundo escreveu Mateus</text:h>
        </text:list-item>
      </text:list>
      <text:p text:style-name="P134"><text:tab/>Apesar desse evangelho não fazer menção alguma do seu autor, a tradição da igreja antiga, atribui a autoria desse evangelho ao apóstolo Mateus.</text:p>
      <text:p text:style-name="P134"/>
      <text:list xml:id="list120140086989563" text:continue-numbering="true" text:style-name="Outline">
        <text:list-item>
          <text:list>
            <text:list-item>
              <text:h text:style-name="Heading_20_2" text:outline-level="2">Teste<text:span text:style-name="T48">munho dos pais da igreja</text:span></text:h>
            </text:list-item>
          </text:list>
        </text:list-item>
      </text:list>
      <text:p text:style-name="P145"><text:tab/><text:span text:style-name="T2">“Mateus também publicou um evangelho entre os hebreus na sua língua, enquanto Pedro e Paulo pregavam em Roma e lá fundaram a igreja.” – </text:span><text:span text:style-name="T7">Irineu de Lyon</text:span></text:p>
      <text:p text:style-name="P145"><text:span text:style-name="T7"/></text:p>
      <text:p text:style-name="P145"><text:span text:style-name="T41"><text:tab/></text:span><text:span text:style-name="T42">“Mateus fez uma coletânea dos discursos de Jesus em hebraico; cada um, no entanto, os traduziu o melhor que pôde.” – </text:span><text:span text:style-name="T44">Deez Nuts</text:span></text:p>
      <text:p text:style-name="P145"><text:span text:style-name="T44"/></text:p>
      <text:p text:style-name="P148">I don’t even know what is happening dude, i cannot focus on SHIT AFTER THIS A NINSIDDHASFKAGSFJLAFUCSBIIUEWCALDNUIFKJFUGIAKFSFÇHAOSFILJCXBKIAUEJSKJCuiafbbfuawibfifawuç</text:p>
      <text:p text:style-name="P146"><text:span text:style-name="T39"/></text:p>
      <text:p text:style-name="P147"><text:span text:style-name="T39">He must have been lying I cannot see this as being true, i cannot understand this i can’t believe. God wouldn’t allow this oto happen, right? This is a fucking nightmare. And i don’t mean the fact that she might have declared that to… her, but… I don’t even know. I just know that he must have been lying. He Knows Nnothign…</text:span><text:span text:style-name="T43">Right</text:span><text:span text:style-name="T39">?</text:span></text:p>
      <text:p text:style-name="P146"><text:span text:style-name="T39"/></text:p>
      <text:list xml:id="list120139621184302" text:continue-numbering="true" text:style-name="Outline">
        <text:list-item>
          <text:list>
            <text:list-item>
              <text:h text:style-name="P78" text:outline-level="2">Quem era mateus?</text:h>
            </text:list-item>
          </text:list>
        </text:list-item>
      </text:list>
      <text:list xml:id="list814949604" text:style-name="L38">
        <text:list-item>
          <text:p text:style-name="P135">Mateus → Dádiva de Deus</text:p>
        </text:list-item>
        <text:list-item>
          <text:p text:style-name="P135">Foi um cobrador de impostos que deixou tudo para seguir a Jesus (Mt 9:9-13)</text:p>
        </text:list-item>
        <text:list-item>
          <text:p text:style-name="P135">O Seu nome está em todas as listas de apóstolos: Mateus 10:3; Marcos 3:18; Lucas 6:15; Atos 1:13</text:p>
        </text:list-item>
        <text:list-item>
          <text:p text:style-name="P135">Em marcos e Lucas é chamado por seu outro nome: Levi (Mc 2:13-17; Lc 5:27-32)</text:p>
        </text:list-item>
      </text:list>
      <text:p text:style-name="P136">Alguém chamado de dentre seu povo, visto com maus olhos para viver o propósito e o chamado de Deus.</text:p>
      <text:p text:style-name="P136"/>
      <text:list xml:id="list120140030229455" text:continue-list="list120139621184302" text:style-name="Outline">
        <text:list-item>
          <text:list>
            <text:list-item>
              <text:h text:style-name="P79" text:outline-level="2">Local, Data e Destinatário</text:h>
            </text:list-item>
          </text:list>
        </text:list-item>
      </text:list>
      <text:p text:style-name="P136"/>
      <text:p text:style-name="P137"><text:span text:style-name="T11">Local</text:span>:</text:p>
      <text:p text:style-name="P137">Provavelmente na Palestina ou em Antioquia da Síria</text:p>
      <text:p text:style-name="P137"/>
      <text:p text:style-name="P149"><text:span text:style-name="T11">Data</text:span>:</text:p>
      <text:p text:style-name="P149">Provavelmente fins da década de <text:span text:style-name="T11">50 </text:span>ou começo da década de <text:span text:style-name="T11">60</text:span></text:p>
      <text:p text:style-name="P149"><text:span text:style-name="T11"/></text:p>
      <text:p text:style-name="P151"><text:span text:style-name="T11">Destinatário</text:span>:</text:p>
      <text:p text:style-name="P151">Cristãos judeus <text:span text:style-name="T31">familiarizados</text:span> com os <text:span text:style-name="T11">costumes </text:span><text:span text:style-name="T31">judaicos</text:span><text:span text:style-name="T11"> </text:span>e com o <text:span text:style-name="T11">AT</text:span>.</text:p>
      <text:p text:style-name="P150"><text:span text:style-name="T31"/></text:p>
      <text:p text:style-name="P150"><text:span text:style-name="T31"/></text:p>
      <text:list xml:id="list120139956048237" text:continue-numbering="true" text:style-name="Outline">
        <text:list-item>
          <text:list>
            <text:list-item>
              <text:h text:style-name="P80" text:outline-level="2"><text:soft-page-break/>Propósito</text:h>
            </text:list-item>
          </text:list>
        </text:list-item>
      </text:list>
      <text:list xml:id="list1020632730" text:style-name="L39">
        <text:list-item>
          <text:p text:style-name="P139">Convencer os Judeus não cristãos da veracidade do cristianismo.</text:p>
        </text:list-item>
        <text:list-item>
          <text:p text:style-name="P139">Mostrar que Jesus é o cumprimento das predições do Messias feita no Antigo Testamento, e consequentemente, ele é o Messias tão esperado dos Judeus</text:p>
        </text:list-item>
        <text:list-item>
          <text:p text:style-name="P139">Responder à pergunta “Se Jesus é o Rei prometido, onde está o seu reinado?”</text:p>
        </text:list-item>
      </text:list>
      <text:p text:style-name="P138"/>
      <text:p text:style-name="P138"/>
      <text:p text:style-name="P150"><text:span text:style-name="T31"><text:tab/></text:span><text:span text:style-name="T34">Uma chegada “insignificante”. O Pecado ainda está aqui, Roma ainda está reinando, e tals.</text:span></text:p>
      <text:p text:style-name="P150"><text:span text:style-name="T34"/></text:p>
      <text:list xml:id="list120138828844359" text:continue-list="list120139956048237" text:style-name="Outline">
        <text:list-item>
          <text:list>
            <text:list-item>
              <text:h text:style-name="P81" text:outline-level="2">Características de Mateus</text:h>
            </text:list-item>
          </text:list>
        </text:list-item>
      </text:list>
      <text:p text:style-name="P140">Mateus um arranjo caracteristicamente judaico</text:p>
      <text:p text:style-name="P140"/>
      <text:list xml:id="list260148406" text:style-name="L40">
        <text:list-item>
          <text:p text:style-name="P141">Mateus se apoia nas revelações, promessas e profecias de AT, para comprovar que Jesus era o Messias esperado</text:p>
        </text:list-item>
        <text:list-item>
          <text:p text:style-name="P141">Faz a linhagem de Jesus retroceder até Abraão</text:p>
        </text:list-item>
        <text:list-item>
          <text:p text:style-name="P141">Declara repetidas vezes que Jesus é o “Filho de Davi”</text:p>
        </text:list-item>
        <text:list-item>
          <text:p text:style-name="P141">Usa preferencialmente a terminologia judaica, como “Reino dos céus” (um sinônimo de “reino de Deus”) “Pai celestial”, por causa da reverente relutância dos Judeus quanto a pronunciarem literalmente o nome de Deus</text:p>
        </text:list-item>
        <text:list-item>
          <text:p text:style-name="P141">Faz referência a costumes Judaicos sem maiores explicações</text:p>
        </text:list-item>
      </text:list>
      <text:p text:style-name="P140"/>
      <text:p text:style-name="P140"/>
      <text:list xml:id="list120138970410600" text:continue-list="list120138828844359" text:style-name="Outline">
        <text:list-item>
          <text:list>
            <text:list-item>
              <text:h text:style-name="P82" text:outline-level="2">Os 5 discursos de Jesus</text:h>
            </text:list-item>
          </text:list>
        </text:list-item>
      </text:list>
      <text:p text:style-name="P142">Sermão do monte Capítulo 5 até o 7 <text:span text:style-name="T50">(números primos, <text:s/>ooooh)</text:span></text:p>
      <text:p text:style-name="P142">Outro sermão Capítulo 10 (<text:span text:style-name="T50">Para os </text:span>apóstolos)</text:p>
      <text:p text:style-name="P142">Outro sermão Capítulo 13 (Reino de Deus)</text:p>
      <text:p text:style-name="P142">Outro sermão Capítulo 18</text:p>
      <text:p text:style-name="P142">Outro sermão Capítulo 2<text:span text:style-name="T49">4?</text:span> (<text:span text:style-name="T49">Profético</text:span>)</text:p>
      <text:p text:style-name="P142"/>
      <text:list xml:id="list120138459345910" text:continue-numbering="true" text:style-name="Outline">
        <text:list-item>
          <text:list>
            <text:list-item>
              <text:h text:style-name="Heading_20_2" text:outline-level="2">Ên<text:span text:style-name="T51">fase Teológica</text:span></text:h>
            </text:list-item>
          </text:list>
        </text:list-item>
      </text:list>
      <text:list xml:id="list2329407498" text:style-name="L41">
        <text:list-item>
          <text:p text:style-name="P143">Cristologia</text:p>
        </text:list-item>
        <text:list-item>
          <text:p text:style-name="P143">Soteriologia (partidarismo e universalidade)</text:p>
        </text:list-item>
        <text:list-item>
          <text:p text:style-name="P143">Eclesiologia</text:p>
        </text:list-item>
        <text:list-item>
          <text:p text:style-name="P143">Escatologia</text:p>
        </text:list-item>
      </text:list>
      <text:p text:style-name="P1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 Mono" svg:font-family="'Roboto Mono'" style:font-adornments="Regular"/>
    <style:font-face style:name="Roboto mono" svg:font-family="'Roboto mono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2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2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2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EXAGERO" style:family="paragraph" style:parent-style-name="Heading">
      <style:text-properties style:font-name="Roboto Mono" fo:font-family="'Roboto Mono'" style:font-style-name="Regular" fo:font-size="80pt"/>
    </style:style>
    <style:style style:name="Strong_20_Emphasis" style:display-name="Strong Emphasis" style:family="text">
      <style:text-properties style:font-name="Arial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2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>
      <style:text-properties fo:font-weight="normal" style:font-weight-asian="normal" style:font-weight-complex="normal"/>
    </style:style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16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9T12:01:37.693000000</dc:date>
    <meta:editing-duration>PT1H3M58S</meta:editing-duration>
    <meta:editing-cycles>29</meta:editing-cycles>
    <meta:generator>LibreOffice/7.1.3.2$Windows_X86_64 LibreOffice_project/47f78053abe362b9384784d31a6e56f8511eb1c1</meta:generator>
    <meta:document-statistic meta:table-count="0" meta:image-count="1" meta:object-count="0" meta:page-count="17" meta:paragraph-count="275" meta:word-count="2340" meta:character-count="13809" meta:non-whitespace-character-count="11819"/>
  </office:meta>
</office:document-meta>
</file>